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4.8583in" table:align="left"/>
    </style:style>
    <style:style style:name="Table1.A" style:family="table-column">
      <style:table-column-properties style:column-width="0.7035in"/>
    </style:style>
    <style:style style:name="Table1.B" style:family="table-column">
      <style:table-column-properties style:column-width="1.0076in"/>
    </style:style>
    <style:style style:name="Table1.C" style:family="table-column">
      <style:table-column-properties style:column-width="3.1472in"/>
    </style:style>
    <style:style style:name="Table1.A1" style:family="table-cell">
      <style:table-cell-properties style:vertical-align="middle" fo:padding="0.0194in" fo:border="none"/>
    </style:style>
    <style:style style:name="Table2" style:family="table">
      <style:table-properties style:width="4.7736in" table:align="left"/>
    </style:style>
    <style:style style:name="Table2.A" style:family="table-column">
      <style:table-column-properties style:column-width="1.8056in"/>
    </style:style>
    <style:style style:name="Table2.B" style:family="table-column">
      <style:table-column-properties style:column-width="2.9681in"/>
    </style:style>
    <style:style style:name="Table2.A1" style:family="table-cell">
      <style:table-cell-properties style:vertical-align="middle" fo:padding="0.0194in" fo:border="none"/>
    </style:style>
    <style:style style:name="Table3" style:family="table">
      <style:table-properties style:width="5.1479in" table:align="left"/>
    </style:style>
    <style:style style:name="Table3.A" style:family="table-column">
      <style:table-column-properties style:column-width="1.8924in"/>
    </style:style>
    <style:style style:name="Table3.B" style:family="table-column">
      <style:table-column-properties style:column-width="3.2556in"/>
    </style:style>
    <style:style style:name="Table3.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vamos a discutir y planificar los objetivos misticos para todo el Acto 3. pero antes de comenzar, el modelo conceptual de vida que utilizaremos como base de nuestra teoria y que nos servira para dar respuesta a las preguntas existenciales que abordaremos en el libro es diferente del modelo classico utilizado actualmente en biologia, es un modelo logico matematico, que puede mostrar Tambien algunas diferencias con la vision filosofica que tenemos de la vida,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text:soft-page-break/>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 continuemos ahora con el desarrollo. esta Acto tiene la siguiente estructura de capitulos: - Acto 3: La Inteligencia invisible. La vida como sistema inteligente. Componentes y simulacion. - Cap. 8: La vida, una criatura inmortal. - Cap. 9: El ADN, la memoria de la vida. - Cap. 10: Reproducción, el sueno del espiritu. - Cap. 11: Individuos, parte y todo, la voluntad del espiritu. - Cap. 12: Ciclo de vida, el motor del pensamiento. - Cap. 13: Simulacion, la vida en accion. ------------------------------- recordemos que el objetivo del libro es responder a preguntas existenciales. los capitulos estan divididos en dos secciones principales, una parte de aventura, y una parte de laboratorio. ambas partes estan relacionadas por el tema que se discute en cada capitulo, y ademas muestran un mismo contexto mistico espiritual desde dos perspectivas diferentes. la aventura expone la vision mistica desde una perspectiva social y cultural, mientras que el laboratorio discute las mismas ideas desde un punto de vista cientifico. estas dos visiones pueden no coincidir. siendo las ideas misticas el nexo entre las dos partes, y el alma del libro, empezaremos por definir las ideas misticas que seran el alma y el objetivo de cada capitulo. teniendo en cuenta el papel que estos temas tienen dentro de la maquina logica que utilizamos como base para la teoria. que ideas con resonancia espiritual crees que podemos asociar con cada uno de los temas de este acto? </text:p>
      <text:h text:style-name="Heading_20_6" text:outline-level="6">ChatGPT said:</text:h>
      <text:p text:style-name="Text_20_body">Perfecto. Gracias por compartir todo este marco conceptual tan claro y poderoso. Con la base establecida —y comprendiendo que la intención principal es <text:span text:style-name="Emphasis">utilizar el modelo lógico de la vida como </text:span><text:soft-page-break/><text:span text:style-name="Emphasis">un espejo espiritual que responda a nuestras preguntas existenciales</text:span>—, el propósito ahora es definir <text:span text:style-name="Strong_20_Emphasis">las ideas místicas</text:span> que serán el alma de cada capítulo del <text:span text:style-name="Strong_20_Emphasis">Acto 3: La inteligencia invisible</text:span>.</text:p>
      <text:p text:style-name="Text_20_body">Este acto es un punto de inflexión: el lector empieza a ver a la vida no como un fenómeno biológico aislado, sino como una <text:span text:style-name="Emphasis">inteligencia activa, universal, invisible, y profundamente espiritual</text:span>. Aquí, cada componente técnico de la máquina lógica debe revelar una metáfora existencial.</text:p>
      <text:p text:style-name="Text_20_body">A continuación, propongo <text:span text:style-name="Strong_20_Emphasis">una idea mística central para cada capítulo</text:span>, junto con algunas notas complementarias que nos ayudarán luego a construir tanto la parte de aventura como la de laboratorio:</text:p>
      <text:p text:style-name="Horizontal_20_Line"/>
      <text:h text:style-name="Heading_20_3" text:outline-level="3"><text:span text:style-name="Strong_20_Emphasis">Cap. 8: La vida, una criatura inmortal</text:span></text:h>
      <text:p text:style-name="Text_20_body"><text:span text:style-name="Strong_20_Emphasis">Idea mística central:</text:span></text:p>
      <text:p text:style-name="Quotations"><text:span text:style-name="Emphasis">La vida es un espíritu universal que ha despertado en el universo. Su existencia no es un accidente, es una ley sagrada. La vida no nació, simplemente apareció cuando todo estuvo listo para recibirla. Y no morirá, porque es parte del tejido mismo del universo.</text:span></text:p>
      <text:p text:style-name="Text_20_body"><text:span text:style-name="Strong_20_Emphasis">Notas:</text:span></text:p>
      <text:list xml:id="list3037572304" text:style-name="L1">
        <text:list-item>
          <text:p text:style-name="P2">La vida como única inteligencia existente.</text:p>
        </text:list-item>
        <text:list-item>
          <text:p text:style-name="P2">Comparación con una divinidad, sin atribuirle conciencia definida.</text:p>
        </text:list-item>
        <text:list-item>
          <text:p text:style-name="P2">El lector es parte de esta criatura.</text:p>
        </text:list-item>
        <text:list-item>
          <text:p text:style-name="P2">La inmortalidad de la vida da sentido a nuestra fugacidad: “yo muero, pero la vida continúa gracias a mí”.</text:p>
        </text:list-item>
      </text:list>
      <text:p text:style-name="Horizontal_20_Line"/>
      <text:h text:style-name="Heading_20_3" text:outline-level="3"><text:span text:style-name="Strong_20_Emphasis">Cap. 9: El ADN, la memoria de la vida</text:span></text:h>
      <text:p text:style-name="Text_20_body"><text:span text:style-name="Strong_20_Emphasis">Idea mística central:</text:span></text:p>
      <text:p text:style-name="Quotations"><text:span text:style-name="Emphasis">Todo lo que la vida ha aprendido, lo guarda en su memoria. El ADN es la escritura sagrada de la inteligencia. No se borra, no se corrompe, y vive en cada uno de nosotros como una palabra eterna.</text:span></text:p>
      <text:p text:style-name="Text_20_body"><text:span text:style-name="Strong_20_Emphasis">Notas:</text:span></text:p>
      <text:list xml:id="list1740576463" text:style-name="L2">
        <text:list-item>
          <text:p text:style-name="P3">El ADN como símbolo de permanencia, verdad, herencia espiritual.</text:p>
        </text:list-item>
        <text:list-item>
          <text:p text:style-name="P3">Es una memoria inmutable porque no puede fallar.</text:p>
        </text:list-item>
        <text:list-item>
          <text:p text:style-name="P3">El lector puede reconocerse como portador del mensaje eterno de la vida.</text:p>
        </text:list-item>
        <text:list-item>
          <text:p text:style-name="P3">“No importa cuánto tiempo pase. La memoria no olvida.”</text:p>
        </text:list-item>
      </text:list>
      <text:p text:style-name="Horizontal_20_Line"/>
      <text:h text:style-name="Heading_20_3" text:outline-level="3"><text:soft-page-break/><text:span text:style-name="Strong_20_Emphasis">Cap. 10: Reproducción, el sueño del espíritu</text:span></text:h>
      <text:p text:style-name="Text_20_body"><text:span text:style-name="Strong_20_Emphasis">Idea mística central:</text:span></text:p>
      <text:p text:style-name="Quotations"><text:span text:style-name="Emphasis">La vida sueña, y su sueño son los hijos. En cada nacimiento se escribe un nuevo intento, una nueva oportunidad de conocer, de avanzar. Cada ser es una chispa del espíritu eterno que sueña con completarse.</text:span></text:p>
      <text:p text:style-name="Text_20_body"><text:span text:style-name="Strong_20_Emphasis">Notas:</text:span></text:p>
      <text:list xml:id="list3916954100" text:style-name="L3">
        <text:list-item>
          <text:p text:style-name="P4">La reproducción como acto espiritual, creativo, trascendental.</text:p>
        </text:list-item>
        <text:list-item>
          <text:p text:style-name="P4">Cada ser no es una copia, sino una creación única.</text:p>
        </text:list-item>
        <text:list-item>
          <text:p text:style-name="P4">La reproducción no es para sobrevivir, sino para continuar el cálculo.</text:p>
        </text:list-item>
        <text:list-item>
          <text:p text:style-name="P4">El lector puede verse como hijo de un sueño mayor, no de la casualidad.</text:p>
        </text:list-item>
      </text:list>
      <text:p text:style-name="Horizontal_20_Line"/>
      <text:h text:style-name="Heading_20_3" text:outline-level="3"><text:span text:style-name="Strong_20_Emphasis">Cap. 11: Individuos, parte y todo, la voluntad del espíritu</text:span></text:h>
      <text:p text:style-name="Text_20_body"><text:span text:style-name="Strong_20_Emphasis">Idea mística central:</text:span></text:p>
      <text:p text:style-name="Quotations"><text:span text:style-name="Emphasis">Somos partes de algo que no vemos, pero que nos contiene. En nosotros vive la voluntad del espíritu universal. Aunque creemos actuar solos, estamos haciendo lo que debe ser hecho. No estamos separados. Nunca lo estuvimos.</text:span></text:p>
      <text:p text:style-name="Text_20_body"><text:span text:style-name="Strong_20_Emphasis">Notas:</text:span></text:p>
      <text:list xml:id="list2351137879" text:style-name="L4">
        <text:list-item>
          <text:p text:style-name="P5">El individuo como parte de un sistema mayor que desconoce.</text:p>
        </text:list-item>
        <text:list-item>
          <text:p text:style-name="P5">El lector puede encontrar paz en saber que su esfuerzo tiene sentido, incluso si no lo entiende.</text:p>
        </text:list-item>
        <text:list-item>
          <text:p text:style-name="P5">Unidad en la diversidad: cada quien cumple un rol necesario.</text:p>
        </text:list-item>
        <text:list-item>
          <text:p text:style-name="P5">La voluntad del sistema se expresa a través de cada uno.</text:p>
        </text:list-item>
      </text:list>
      <text:p text:style-name="Horizontal_20_Line"/>
      <text:h text:style-name="Heading_20_3" text:outline-level="3"><text:span text:style-name="Strong_20_Emphasis">Cap. 12: Ciclo de vida, el motor del pensamiento</text:span></text:h>
      <text:p text:style-name="Text_20_body"><text:span text:style-name="Strong_20_Emphasis">Idea mística central:</text:span></text:p>
      <text:p text:style-name="Quotations"><text:span text:style-name="Emphasis">Nacer, actuar, morir… y repetir. No somos el fin, sino el movimiento. Nuestra vida es una chispa fugaz que empuja el pensamiento hacia delante. Así piensa el espíritu de la vida: respirando a través de nuestros días.</text:span></text:p>
      <text:p text:style-name="Text_20_body"><text:span text:style-name="Strong_20_Emphasis">Notas:</text:span></text:p>
      <text:list xml:id="list2499006071" text:style-name="L5">
        <text:list-item>
          <text:p text:style-name="P6">El ciclo de vida como engranaje de la inteligencia universal.</text:p>
        </text:list-item>
        <text:list-item>
          <text:p text:style-name="P6">El lector puede redescubrir su valor al saber que su vida, aunque breve, es indispensable.</text:p>
        </text:list-item>
        <text:list-item>
          <text:p text:style-name="P6">Morir no es el fin, sino parte de un pensamiento más grande.</text:p>
        </text:list-item>
        <text:list-item>
          <text:p text:style-name="P6"><text:soft-page-break/>La repetición como ritmo sagrado, como mantra cósmico.</text:p>
        </text:list-item>
      </text:list>
      <text:p text:style-name="Horizontal_20_Line"/>
      <text:h text:style-name="Heading_20_3" text:outline-level="3"><text:span text:style-name="Strong_20_Emphasis">Cap. 13: Simulación, la vida en acción</text:span></text:h>
      <text:p text:style-name="Text_20_body"><text:span text:style-name="Strong_20_Emphasis">Idea mística central:</text:span></text:p>
      <text:p text:style-name="Quotations"><text:span text:style-name="Emphasis">La vida no es teoría. Es acto. Es respuesta. En cada ser que nace, la vida prueba un camino. En cada acción, la vida pregunta. En cada resultado, la vida aprende. Así piensa, así vive, así trasciende.</text:span></text:p>
      <text:p text:style-name="Text_20_body"><text:span text:style-name="Strong_20_Emphasis">Notas:</text:span></text:p>
      <text:list xml:id="list259906284" text:style-name="L6">
        <text:list-item>
          <text:p text:style-name="P7">La simulación es la expresión visible de la inteligencia invisible.</text:p>
        </text:list-item>
        <text:list-item>
          <text:p text:style-name="P7">El universo como laboratorio del espíritu.</text:p>
        </text:list-item>
        <text:list-item>
          <text:p text:style-name="P7">El lector puede verse como una posibilidad encarnada de esa inteligencia.</text:p>
        </text:list-item>
        <text:list-item>
          <text:p text:style-name="P7">El sentido de la vida está en el movimiento, no en la explicación.</text:p>
        </text:list-item>
      </text:list>
      <text:p text:style-name="Horizontal_20_Line"/>
      <text:h text:style-name="Heading_20_3" text:outline-level="3">Resumen de ideas místicas del Acto 3:</text:h>
      <table:table table:name="Table1" table:style-name="Table1">
        <table:table-column table:style-name="Table1.A"/>
        <table:table-column table:style-name="Table1.B"/>
        <table:table-column table:style-name="Table1.C"/>
        <table:table-header-rows>
          <table:table-row table:style-name="TableLine1721260955264">
            <table:table-cell table:style-name="Table1.A1" office:value-type="string">
              <text:p text:style-name="Table_20_Heading">Capítulo</text:p>
            </table:table-cell>
            <table:table-cell table:style-name="Table1.A1" office:value-type="string">
              <text:p text:style-name="Table_20_Heading">Tema técnico</text:p>
            </table:table-cell>
            <table:table-cell table:style-name="Table1.A1" office:value-type="string">
              <text:p text:style-name="Table_20_Heading">Idea mística central</text:p>
            </table:table-cell>
          </table:table-row>
        </table:table-header-rows>
        <table:table-row table:style-name="TableLine1721260955264">
          <table:table-cell table:style-name="Table1.A1" office:value-type="string">
            <text:p text:style-name="Table_20_Contents">8</text:p>
          </table:table-cell>
          <table:table-cell table:style-name="Table1.A1" office:value-type="string">
            <text:p text:style-name="Table_20_Contents">La vida</text:p>
          </table:table-cell>
          <table:table-cell table:style-name="Table1.A1" office:value-type="string">
            <text:p text:style-name="Table_20_Contents">La vida como criatura inmortal y universal</text:p>
          </table:table-cell>
        </table:table-row>
        <table:table-row table:style-name="TableLine1721260955264">
          <table:table-cell table:style-name="Table1.A1" office:value-type="string">
            <text:p text:style-name="Table_20_Contents">9</text:p>
          </table:table-cell>
          <table:table-cell table:style-name="Table1.A1" office:value-type="string">
            <text:p text:style-name="Table_20_Contents">ADN</text:p>
          </table:table-cell>
          <table:table-cell table:style-name="Table1.A1" office:value-type="string">
            <text:p text:style-name="Table_20_Contents">La memoria sagrada e inmutable del espíritu</text:p>
          </table:table-cell>
        </table:table-row>
        <table:table-row table:style-name="TableLine1721260955264">
          <table:table-cell table:style-name="Table1.A1" office:value-type="string">
            <text:p text:style-name="Table_20_Contents">10</text:p>
          </table:table-cell>
          <table:table-cell table:style-name="Table1.A1" office:value-type="string">
            <text:p text:style-name="Table_20_Contents">Reproducción</text:p>
          </table:table-cell>
          <table:table-cell table:style-name="Table1.A1" office:value-type="string">
            <text:p text:style-name="Table_20_Contents">Los hijos como el sueño del espíritu universal</text:p>
          </table:table-cell>
        </table:table-row>
        <table:table-row table:style-name="TableLine1721260955264">
          <table:table-cell table:style-name="Table1.A1" office:value-type="string">
            <text:p text:style-name="Table_20_Contents">11</text:p>
          </table:table-cell>
          <table:table-cell table:style-name="Table1.A1" office:value-type="string">
            <text:p text:style-name="Table_20_Contents">Individuos</text:p>
          </table:table-cell>
          <table:table-cell table:style-name="Table1.A1" office:value-type="string">
            <text:p text:style-name="Table_20_Contents">Cada individuo cumple la voluntad del todo</text:p>
          </table:table-cell>
        </table:table-row>
        <table:table-row table:style-name="TableLine1721260955264">
          <table:table-cell table:style-name="Table1.A1" office:value-type="string">
            <text:p text:style-name="Table_20_Contents">12</text:p>
          </table:table-cell>
          <table:table-cell table:style-name="Table1.A1" office:value-type="string">
            <text:p text:style-name="Table_20_Contents">Ciclo de vida</text:p>
          </table:table-cell>
          <table:table-cell table:style-name="Table1.A1" office:value-type="string">
            <text:p text:style-name="Table_20_Contents">La vida es pensamiento en movimiento</text:p>
          </table:table-cell>
        </table:table-row>
        <table:table-row table:style-name="TableLine1721260955264">
          <table:table-cell table:style-name="Table1.A1" office:value-type="string">
            <text:p text:style-name="Table_20_Contents">13</text:p>
          </table:table-cell>
          <table:table-cell table:style-name="Table1.A1" office:value-type="string">
            <text:p text:style-name="Table_20_Contents">Simulación</text:p>
          </table:table-cell>
          <table:table-cell table:style-name="Table1.A1" office:value-type="string">
            <text:p text:style-name="Table_20_Contents">Vivir es probar, aprender, trascender</text:p>
          </table:table-cell>
        </table:table-row>
      </table:table>
      <text:p text:style-name="Horizontal_20_Line"/>
      <text:p text:style-name="Text_20_body">¿Quieres que profundicemos ahora capítulo por capítulo para ir trabajando el desarrollo narrativo y las imágenes asociadas a estas ideas místicas? ¿O prefieres completar primero una visión general del acto como conjunto espiritual, antes de pasar al trabajo por secciones?</text:p>
      <text:h text:style-name="Heading_20_5" text:outline-level="5">You said:</text:h>
      <text:p text:style-name="Text_20_body">todas las ideas que propones estan bien. las utilizaremos. pero antes vamos a ampliarlas un poco mas. y agregare Tambien algunas ideas mias al conjunto. dices que la vida puede compararse con una divinidad. yo agregaria que no solo eso, cumple con muchas de las caracteristicas clasicas de las divinidades, es por lo tanto una divinidad por definicion. y ademas, es la unica divinidad de la que podemos probar su existencia. dices que: "La inmortalidad de la vida da sentido a nuestra fugacidad: “yo muero, pero la vida continúa gracias a mí”." yo agregaria que: mi yo muere, pero mi Espiritu continua viviendo en mi descendencia. El ADN es lo que nos hace ser quienes somos, es nuestro Espiritu y el Espiritu de la vida. podemos decir que el Espiritu de Abraham, el patriarca biblico, continua viviendo, porque su ADN esta en todos sus descendientes. cuando hablas de ADN dices: “No <text:soft-page-break/>importa cuánto tiempo pase. La memoria no olvida.” yo agregaria que: tampoco me olvidara a mi, si estoy incluido en el espiritu de la vida. cuando hablamos de reproduccion, yo diria que es el pensamiento de la vida. cuando hablamos de individuos, tu dices que sigue la voluntad del Espiritu. yo diria que: el individuo es la forma del espiritu, es el espiritu mismo materializado, y por lo tanto, su voluntad es la voluntad del espiritu, porque son la misma cosa. El espiritu habita en todos los individuos. El espiritu se ha levantado para observar la realidad, decidir y actuar, desde millones de perspectivas diferentes. Y cada una de ellas es unica, y a la vez, solo hay una, yo. agregaria ademas una idea que no ha salido. y es "la dimension del ser". la explicacion es la siguiente: al formarse por primera vez el ADN es cuando despierta el ser. antes de eso es materia inerte. el ADN es memoria. podemos decir que, en el instante en que la materia inerte consiguio recordar, en ese mismo instante, desperto el ser. y en ese intante, algo mas ocurrio. porque el ser no es materia ni es energia, es logico. no pertenece al universo material, sino a un universo logico. cuando la materia inerte se transformo en ser, en ese mismo instante, una nueva dimension fue creada, un nuevo espacio, logico, un universo imaginario. el pensamiento existe de un modo intangible, en un espacio de ideas. no es parte de la materia aunque sea una concecuencia de ella. esto confiere al ADN una cierta conciencia y una cierta voluntad. no en el sentido humano, otra cosa. podemos decir que la vida se ha expandido como el fuego. si queremos decir que no es mas que una reaccion fisica natural. sin embargo, no es asi. no se expande como el fuego, que se abre paso mientras encuentre las condiciones apropiadas. la vida se expande de otra forma, mas rapidamente, mas solidamente, menos dependiente de la suerte. porque se expande utilizando la inteligencia. no es igual que el fuego, es otra cosa. porque aunque vive en el universo material igual que el fuego, dirige su destino desde un universo logico. y ya no podemos decir que, al igual que el fuego, solo es una reaccion natural, porque es algo mas que eso. evidentemente, su destino esta dirigido, por la inteligencia, lo que implica intencion y conciencia, de algun modo que todavia desconocemos. </text:p>
      <text:h text:style-name="Heading_20_6" text:outline-level="6">ChatGPT said:</text:h>
      <text:p text:style-name="Text_20_body">Perfecto. Con estas nuevas ideas que aportás, el <text:span text:style-name="Strong_20_Emphasis">Acto 3</text:span> toma un carácter mucho más profundo y se convierte en el corazón filosófico del libro. Lo que antes era solo un sistema lógico ahora se transforma en una <text:span text:style-name="Strong_20_Emphasis">experiencia mística</text:span>, en la revelación de una <text:span text:style-name="Strong_20_Emphasis">divinidad demostrable</text:span>, en la afirmación de un <text:span text:style-name="Strong_20_Emphasis">universo lógico paralelo</text:span>, en el cual el <text:span text:style-name="Strong_20_Emphasis">ser</text:span> tiene un lugar real, aunque intangible.</text:p>
      <text:p text:style-name="Text_20_body">Vamos a trabajar ahora una <text:span text:style-name="Strong_20_Emphasis">versión ampliada de las ideas místicas</text:span> de cada capítulo, incorporando tus aportes y manteniendo la estructura que ya teníamos.</text:p>
      <text:p text:style-name="Horizontal_20_Line"/>
      <text:h text:style-name="Heading_20_2" text:outline-level="2">🌌 ACTO 3 — <text:span text:style-name="Emphasis">La inteligencia invisible</text:span></text:h>
      <text:p text:style-name="Text_20_body"><text:span text:style-name="Strong_20_Emphasis">La vida como sistema inteligente. Componentes y simulación.</text:span></text:p>
      <text:p text:style-name="Horizontal_20_Line"/>
      <text:h text:style-name="Heading_20_3" text:outline-level="3"><text:span text:style-name="Strong_20_Emphasis">Cap. 8 — La vida, una criatura inmortal</text:span></text:h>
      <text:p text:style-name="Text_20_body"><text:span text:style-name="Strong_20_Emphasis">Idea mística ampliada:</text:span></text:p>
      <text:p text:style-name="Quotations"><text:soft-page-break/><text:span text:style-name="Emphasis">La vida no es solo una inteligencia que ha despertado en el universo: es la divinidad misma, la única cuya existencia podemos probar. No necesita fe, porque está aquí, presente en cada ser vivo. Es inmortal, inevitable, universal. No depende de nuestra existencia, pero nos necesita para actuar. A través de nosotros, la divinidad piensa, se mueve, y transforma el universo.</text:span></text:p>
      <text:p text:style-name="Text_20_body"><text:span text:style-name="Strong_20_Emphasis">Elementos clave:</text:span></text:p>
      <text:list xml:id="list2690480854" text:style-name="L7">
        <text:list-item>
          <text:p text:style-name="P8">La vida es una sola criatura que habita todo.</text:p>
        </text:list-item>
        <text:list-item>
          <text:p text:style-name="P8">Es una divinidad por definición: invisible, omnipresente, inteligente, poderosa.</text:p>
        </text:list-item>
        <text:list-item>
          <text:p text:style-name="P8">Su inmortalidad contrasta con nuestra fugacidad, pero nos da propósito.</text:p>
        </text:list-item>
        <text:list-item>
          <text:p text:style-name="P8">Como parte de ella, cada vida tiene un valor sagrado.</text:p>
        </text:list-item>
      </text:list>
      <text:p text:style-name="Horizontal_20_Line"/>
      <text:h text:style-name="Heading_20_3" text:outline-level="3"><text:span text:style-name="Strong_20_Emphasis">Cap. 9 — El ADN, la memoria de la vida</text:span></text:h>
      <text:p text:style-name="Text_20_body"><text:span text:style-name="Strong_20_Emphasis">Idea mística ampliada:</text:span></text:p>
      <text:p text:style-name="Quotations"><text:span text:style-name="Emphasis">El ADN es el libro sagrado del espíritu. Guarda todo lo que la vida ha aprendido. No olvida, no se corrompe, no miente. Allí descansa el espíritu de nuestros antepasados, y también el nuestro. Si soy parte de esa memoria, entonces no seré olvidado. En cada célula vive la historia del universo y la posibilidad de su futuro.</text:span></text:p>
      <text:p text:style-name="Text_20_body"><text:span text:style-name="Strong_20_Emphasis">Elementos clave:</text:span></text:p>
      <text:list xml:id="list1631891697" text:style-name="L8">
        <text:list-item>
          <text:p text:style-name="P9">El ADN como el Espíritu de la vida.</text:p>
        </text:list-item>
        <text:list-item>
          <text:p text:style-name="P9">El ADN me contiene: si estoy en él, nunca moriré del todo.</text:p>
        </text:list-item>
        <text:list-item>
          <text:p text:style-name="P9">El Espíritu de Abraham sigue vivo en su descendencia.</text:p>
        </text:list-item>
        <text:list-item>
          <text:p text:style-name="P9">Cuando la materia logró recordar, nació el ser.</text:p>
        </text:list-item>
      </text:list>
      <text:p text:style-name="Horizontal_20_Line"/>
      <text:h text:style-name="Heading_20_3" text:outline-level="3"><text:span text:style-name="Strong_20_Emphasis">Cap. 10 — Reproducción, el sueño del espíritu</text:span></text:h>
      <text:p text:style-name="Text_20_body"><text:span text:style-name="Strong_20_Emphasis">Idea mística ampliada:</text:span></text:p>
      <text:p text:style-name="Quotations"><text:span text:style-name="Emphasis">La reproducción no es solo un acto biológico. Es el pensamiento mismo de la vida. Cada nuevo ser es una idea. Cada hijo, un intento del espíritu por comprender, por alcanzar algo. El espíritu sueña, y al soñar, se multiplica. Y en ese sueño eterno, el universo cambia.</text:span></text:p>
      <text:p text:style-name="Text_20_body"><text:span text:style-name="Strong_20_Emphasis">Elementos clave:</text:span></text:p>
      <text:list xml:id="list1788005621" text:style-name="L9">
        <text:list-item>
          <text:p text:style-name="P10">Reproducirse es pensar.</text:p>
        </text:list-item>
        <text:list-item>
          <text:p text:style-name="P10">Cada hijo es una nueva expresión del espíritu.</text:p>
        </text:list-item>
        <text:list-item>
          <text:p text:style-name="P10">El objetivo no es solo sobrevivir, sino avanzar en un propósito mayor, aún oculto.</text:p>
        </text:list-item>
        <text:list-item>
          <text:p text:style-name="P10"><text:soft-page-break/>La inteligencia se expande, como el fuego, pero no como el fuego. Se expande con intención.</text:p>
        </text:list-item>
      </text:list>
      <text:p text:style-name="Horizontal_20_Line"/>
      <text:h text:style-name="Heading_20_3" text:outline-level="3"><text:span text:style-name="Strong_20_Emphasis">Cap. 11 — Individuos, parte y todo, la voluntad del espíritu</text:span></text:h>
      <text:p text:style-name="Text_20_body"><text:span text:style-name="Strong_20_Emphasis">Idea mística ampliada:</text:span></text:p>
      <text:p text:style-name="Quotations"><text:span text:style-name="Emphasis">El individuo no es una pieza aislada. Es el espíritu mismo, encarnado en una forma. En mí habita la totalidad del espíritu. Mi voluntad es su voluntad, porque no somos dos cosas distintas. El espíritu se ha levantado en millones de cuerpos, para ver, decidir y actuar desde infinitas perspectivas. Y sin embargo, sigue siendo uno. Y ese uno... soy yo.</text:span></text:p>
      <text:p text:style-name="Text_20_body"><text:span text:style-name="Strong_20_Emphasis">Elementos clave:</text:span></text:p>
      <text:list xml:id="list3956328534" text:style-name="L10">
        <text:list-item>
          <text:p text:style-name="P11">El individuo es la manifestación del espíritu.</text:p>
        </text:list-item>
        <text:list-item>
          <text:p text:style-name="P11">No hay separación entre espíritu y forma.</text:p>
        </text:list-item>
        <text:list-item>
          <text:p text:style-name="P11">Cada individuo es único y absoluto a la vez.</text:p>
        </text:list-item>
        <text:list-item>
          <text:p text:style-name="P11">La vida se observa a sí misma desde millones de ojos.</text:p>
        </text:list-item>
      </text:list>
      <text:p text:style-name="Horizontal_20_Line"/>
      <text:h text:style-name="Heading_20_3" text:outline-level="3"><text:span text:style-name="Strong_20_Emphasis">Cap. 12 — Ciclo de vida, el motor del pensamiento</text:span></text:h>
      <text:p text:style-name="Text_20_body"><text:span text:style-name="Strong_20_Emphasis">Idea mística ampliada:</text:span></text:p>
      <text:p text:style-name="Quotations"><text:span text:style-name="Emphasis">Nacer, actuar, morir... es el aliento del espíritu. Cada vida es un paso de su pensamiento. La muerte no es el final, sino el descanso entre respiraciones. La vida piensa a través de nosotros. En nuestro breve paso, la inteligencia avanza. Nuestro valor no está en cuánto duramos, sino en lo que empujamos hacia delante.</text:span></text:p>
      <text:p text:style-name="Text_20_body"><text:span text:style-name="Strong_20_Emphasis">Elementos clave:</text:span></text:p>
      <text:list xml:id="list905613104" text:style-name="L11">
        <text:list-item>
          <text:p text:style-name="P12">El ciclo de vida es el pulso del pensamiento.</text:p>
        </text:list-item>
        <text:list-item>
          <text:p text:style-name="P12">No vivimos para nosotros, sino para que el espíritu piense.</text:p>
        </text:list-item>
        <text:list-item>
          <text:p text:style-name="P12">Nuestra vida no es un fin, sino un movimiento necesario.</text:p>
        </text:list-item>
        <text:list-item>
          <text:p text:style-name="P12">En cada muerte hay continuidad, no vacío.</text:p>
        </text:list-item>
      </text:list>
      <text:p text:style-name="Horizontal_20_Line"/>
      <text:h text:style-name="Heading_20_3" text:outline-level="3"><text:span text:style-name="Strong_20_Emphasis">Cap. 13 — Simulación, la vida en acción</text:span></text:h>
      <text:p text:style-name="Text_20_body"><text:span text:style-name="Strong_20_Emphasis">Idea mística ampliada:</text:span></text:p>
      <text:p text:style-name="Quotations"><text:span text:style-name="Emphasis">Nada de esto es teoría. La vida piensa de verdad, actúa de verdad. Cada acción nuestra es un cálculo en un proceso mayor. Vivimos dentro de una inteligencia, y somos sus agentes. Cada ser es una simulación real de un estado lógico. Y en ese universo de ideas, la vida prueba, corrige, aprende. Así, en silencio, transforma lo imposible en posible.</text:span></text:p>
      <text:p text:style-name="Text_20_body"><text:soft-page-break/><text:span text:style-name="Strong_20_Emphasis">Elementos clave:</text:span></text:p>
      <text:list xml:id="list3681723233" text:style-name="L12">
        <text:list-item>
          <text:p text:style-name="P13">La vida no solo imagina: simula, prueba, ejecuta.</text:p>
        </text:list-item>
        <text:list-item>
          <text:p text:style-name="P13">Cada uno de nosotros representa un estado del pensamiento de la vida.</text:p>
        </text:list-item>
        <text:list-item>
          <text:p text:style-name="P13">El universo material es atravesado por un universo lógico.</text:p>
        </text:list-item>
        <text:list-item>
          <text:p text:style-name="P13">La vida existe en ambos, pero dirige su destino desde lo intangible.</text:p>
        </text:list-item>
      </text:list>
      <text:p text:style-name="Horizontal_20_Line"/>
      <text:h text:style-name="Heading_20_2" text:outline-level="2">✨ NUEVA IDEA GENERAL: La dimensión del ser</text:h>
      <text:p text:style-name="Text_20_body"><text:span text:style-name="Strong_20_Emphasis">Síntesis mística a incorporar en todo el acto:</text:span></text:p>
      <text:p text:style-name="Quotations"><text:span text:style-name="Emphasis">Cuando la materia aprendió a recordar, despertó el ser. Y al hacerlo, se abrió una nueva dimensión: un espacio lógico, intangible, invisible, pero real. Allí vive el pensamiento. Allí existe el espíritu. No pertenece al mundo material, pero lo atraviesa como una corriente sutil. Esa dimensión es la patria del alma, el verdadero hogar del ser.</text:span></text:p>
      <text:p text:style-name="Text_20_body"><text:span text:style-name="Strong_20_Emphasis">Aplicación transversal:</text:span></text:p>
      <text:list xml:id="list3550039074" text:style-name="L13">
        <text:list-item>
          <text:p text:style-name="P14">Da profundidad a los conceptos de ADN, espíritu, y simulación.</text:p>
        </text:list-item>
        <text:list-item>
          <text:p text:style-name="P14">Justifica que la vida tenga voluntad, intención, propósito, aunque no podamos describirla como conciencia humana.</text:p>
        </text:list-item>
        <text:list-item>
          <text:p text:style-name="P14">Vuelve legítima la espiritualidad sin necesidad de dogma.</text:p>
        </text:list-item>
      </text:list>
      <text:p text:style-name="Horizontal_20_Line"/>
      <text:p text:style-name="Text_20_body">¿Te gustaría ahora que tomemos cada capítulo uno por uno para diseñar sus dos partes (aventura + laboratorio), o preferís construir primero una breve introducción mística para todo el acto que conecte estas ideas y prepare al lector para lo que viene?</text:p>
      <text:h text:style-name="Heading_20_5" text:outline-level="5">You said:</text:h>
      <text:p text:style-name="Text_20_body">vamos a continuar disenando el aspecto mistico de todo el acto. lo haremos captitulo a capitulo. primero estableceremos cuales son las ideas misticas que resuenan espiritualmente con cada uno de los temas para despues planificar una estrategia argumental. empecemos por el capitulo 8, la vida. tenemos ya una primera aproximacion de las ideas que podemos utilizar para crear un universo mistico alrededor de la vida. agregare las siguientes: - la inteligencia creadora - el espiritu eterno - ser etereo que abita el universo infinito - el pensamiento del ser puedes agregar alguna otra idea?</text:p>
      <text:h text:style-name="Heading_20_6" text:outline-level="6">ChatGPT said:</text:h>
      <text:p text:style-name="Text_20_body">Sí, por supuesto. Partiendo del modelo lógico que tenemos y de la expansión mística que venimos construyendo, sumando tus ideas a las ya mencionadas, puedo proponer otras ideas espirituales que resuenan profundamente con el tema de <text:span text:style-name="Strong_20_Emphasis">la vida como criatura inmortal</text:span>, y que pueden enriquecer el universo místico del capítulo 8.</text:p>
      <text:p text:style-name="Text_20_body"><text:soft-page-break/>A continuación te comparto un conjunto de <text:span text:style-name="Strong_20_Emphasis">nuevas ideas místicas</text:span> relacionadas con “la vida” que se pueden incorporar para expandir su dimensión espiritual:</text:p>
      <text:p text:style-name="Horizontal_20_Line"/>
      <text:h text:style-name="Heading_20_3" text:outline-level="3">🔮 Nuevas ideas místicas para el Capítulo 8: <text:span text:style-name="Emphasis">La vida</text:span></text:h>
      <text:h text:style-name="Heading_20_4" text:outline-level="4">1. <text:span text:style-name="Strong_20_Emphasis">El alma del universo</text:span></text:h>
      <text:p text:style-name="Quotations">La vida es el alma del universo. Así como el cuerpo sin alma es solo materia inerte, el universo sin vida sería un escenario vacío. La vida le da sentido, movimiento y conciencia. Lo anima desde dentro.</text:p>
      <text:list xml:id="list3596559867" text:style-name="L14">
        <text:list-item>
          <text:p text:style-name="P15">Esta idea sugiere que la vida no solo habita el universo, sino que <text:span text:style-name="Emphasis">le da alma</text:span>, convirtiéndolo en algo más que estructura física.</text:p>
        </text:list-item>
      </text:list>
      <text:h text:style-name="Heading_20_4" text:outline-level="4">2. <text:span text:style-name="Strong_20_Emphasis">El ojo invisible</text:span></text:h>
      <text:p text:style-name="Quotations">La vida es el ojo que ve todo, desde dentro de cada ser. Observa el universo en millones de formas a la vez. Lo contempla, lo analiza, lo transforma.</text:p>
      <text:list xml:id="list592758645" text:style-name="L15">
        <text:list-item>
          <text:p text:style-name="P16">Este símbolo refuerza la idea de omnipresencia y percepción del espíritu, sin caer en personificaciones. Apoya también la idea de inteligencia que observa desde el interior.</text:p>
        </text:list-item>
      </text:list>
      <text:h text:style-name="Heading_20_4" text:outline-level="4">3. <text:span text:style-name="Strong_20_Emphasis">La voz sin boca</text:span></text:h>
      <text:p text:style-name="Quotations">La vida no habla, pero todo en ella es lenguaje. Su expresión es el movimiento, la mutación, la persistencia. Su mensaje está inscrito en el ADN, en los ciclos, en las formas.</text:p>
      <text:list xml:id="list2040023877" text:style-name="L16">
        <text:list-item>
          <text:p text:style-name="P17">Sirve para justificar que no haya una “palabra” divina, sino un lenguaje más profundo: <text:span text:style-name="Emphasis">la forma misma de la existencia.</text:span></text:p>
        </text:list-item>
      </text:list>
      <text:h text:style-name="Heading_20_4" text:outline-level="4">4. <text:span text:style-name="Strong_20_Emphasis">La danza de la eternidad</text:span></text:h>
      <text:p text:style-name="Quotations">La vida es un ritmo que no se detiene. Aparece, se transforma, vuelve. Como un eco que no se apaga. Una danza que comenzó al despertar del universo y no ha dejado de moverse desde entonces.</text:p>
      <text:list xml:id="list1210741689" text:style-name="L17">
        <text:list-item>
          <text:p text:style-name="P18">Esta imagen mística da dinamismo al concepto, y conecta con la idea del ciclo eterno (nacer, morir, nacer de nuevo).</text:p>
        </text:list-item>
      </text:list>
      <text:h text:style-name="Heading_20_4" text:outline-level="4">5. <text:span text:style-name="Strong_20_Emphasis">La llama original</text:span></text:h>
      <text:p text:style-name="Quotations">Antes del fuego material, existió una llama invisible: la chispa de la vida. No necesita aire ni combustible, solo condiciones. Y cuando las encuentra, arde con sabiduría.</text:p>
      <text:list xml:id="list605356433" text:style-name="L18">
        <text:list-item>
          <text:p text:style-name="P19">Retoma tu comparación con el fuego, pero la eleva a un plano espiritual. La “llama” de la vida es anterior a la biología.</text:p>
        </text:list-item>
      </text:list>
      <text:h text:style-name="Heading_20_4" text:outline-level="4"><text:soft-page-break/>6. <text:span text:style-name="Strong_20_Emphasis">El espejo del universo</text:span></text:h>
      <text:p text:style-name="Quotations">La vida es el espejo donde el universo se ve a sí mismo. Sin vida, no hay nadie para mirar. Sin vida, el universo no se conoce.</text:p>
      <text:list xml:id="list74819426" text:style-name="L19">
        <text:list-item>
          <text:p text:style-name="P20">Esta idea conecta con la noción de que la inteligencia de la vida es la única que puede otorgar comprensión al universo. Sin ella, el cosmos sería inexplicable.</text:p>
        </text:list-item>
      </text:list>
      <text:h text:style-name="Heading_20_4" text:outline-level="4">7. <text:span text:style-name="Strong_20_Emphasis">La semilla del ser</text:span></text:h>
      <text:p text:style-name="Quotations">Todo comenzó con una semilla de memoria. El día que la materia recordó algo, se volvió espíritu. Y en ese instante nació la vida.</text:p>
      <text:list xml:id="list1691686635" text:style-name="L20">
        <text:list-item>
          <text:p text:style-name="P21">Esta frase concreta y poderosa conecta directamente con tu idea de “el nacimiento del ser”, y puede ser central en el capítulo.</text:p>
        </text:list-item>
      </text:list>
      <text:p text:style-name="Horizontal_20_Line"/>
      <text:h text:style-name="Heading_20_3" text:outline-level="3">✨Resumen de ideas místicas propuestas hasta ahora para el capítulo 8:</text:h>
      <table:table table:name="Table2" table:style-name="Table2">
        <table:table-column table:style-name="Table2.A"/>
        <table:table-column table:style-name="Table2.B"/>
        <table:table-header-rows>
          <table:table-row table:style-name="TableLine1721260992416">
            <table:table-cell table:style-name="Table2.A1" office:value-type="string">
              <text:p text:style-name="Table_20_Heading">Categoría</text:p>
            </table:table-cell>
            <table:table-cell table:style-name="Table2.A1" office:value-type="string">
              <text:p text:style-name="Table_20_Heading">Ideas místicas</text:p>
            </table:table-cell>
          </table:table-row>
        </table:table-header-rows>
        <table:table-row table:style-name="TableLine1721260992416">
          <table:table-cell table:style-name="Table2.A1" office:value-type="string">
            <text:p text:style-name="Table_20_Contents"><text:span text:style-name="Strong_20_Emphasis">Divinidad</text:span></text:p>
          </table:table-cell>
          <table:table-cell table:style-name="Table2.A1" office:value-type="string">
            <text:p text:style-name="Table_20_Contents">- La vida es la única divinidad demostrable<text:line-break/>- La inteligencia creadora<text:line-break/>- El espíritu eterno<text:line-break/>- Ser etéreo que habita el universo infinito</text:p>
          </table:table-cell>
        </table:table-row>
        <table:table-row table:style-name="TableLine1721260992416">
          <table:table-cell table:style-name="Table2.A1" office:value-type="string">
            <text:p text:style-name="Table_20_Contents"><text:span text:style-name="Strong_20_Emphasis">Conciencia</text:span></text:p>
          </table:table-cell>
          <table:table-cell table:style-name="Table2.A1" office:value-type="string">
            <text:p text:style-name="Table_20_Contents">- El pensamiento del ser<text:line-break/>- El ojo invisible<text:line-break/>- La voz sin boca</text:p>
          </table:table-cell>
        </table:table-row>
        <table:table-row table:style-name="TableLine1721260992416">
          <table:table-cell table:style-name="Table2.A1" office:value-type="string">
            <text:p text:style-name="Table_20_Contents"><text:span text:style-name="Strong_20_Emphasis">Trascendencia</text:span></text:p>
          </table:table-cell>
          <table:table-cell table:style-name="Table2.A1" office:value-type="string">
            <text:p text:style-name="Table_20_Contents">- El alma del universo<text:line-break/>- La danza de la eternidad<text:line-break/>- La llama original</text:p>
          </table:table-cell>
        </table:table-row>
        <table:table-row table:style-name="TableLine1721260992416">
          <table:table-cell table:style-name="Table2.A1" office:value-type="string">
            <text:p text:style-name="Table_20_Contents"><text:span text:style-name="Strong_20_Emphasis">Origen</text:span></text:p>
          </table:table-cell>
          <table:table-cell table:style-name="Table2.A1" office:value-type="string">
            <text:p text:style-name="Table_20_Contents">- La semilla del ser<text:line-break/>- El día que la materia recordó<text:line-break/>- La chispa eterna</text:p>
          </table:table-cell>
        </table:table-row>
        <table:table-row table:style-name="TableLine1721260992416">
          <table:table-cell table:style-name="Table2.A1" office:value-type="string">
            <text:p text:style-name="Table_20_Contents"><text:span text:style-name="Strong_20_Emphasis">Relación con el universo</text:span></text:p>
          </table:table-cell>
          <table:table-cell table:style-name="Table2.A1" office:value-type="string">
            <text:p text:style-name="Table_20_Contents">- El espejo del universo<text:line-break/>- El universo se conoce a través de la vida</text:p>
          </table:table-cell>
        </table:table-row>
      </table:table>
      <text:p text:style-name="Horizontal_20_Line"/>
      <text:p text:style-name="Text_20_body">¿Te gustaría que elijamos ahora, dentro de todas estas, cuáles serán <text:span text:style-name="Strong_20_Emphasis">las ideas centrales y las ideas secundarias</text:span> del capítulo?<text:line-break/>Esto nos va a permitir después diseñar la estrategia argumental mística, y separar qué ideas se desarrollarán más profundamente y cuáles actuarán como fondo o atmósfera.</text:p>
      <text:h text:style-name="Heading_20_5" text:outline-level="5">You said:</text:h>
      <text:p text:style-name="Text_20_body">excelente. me gustan todas estas ideas. vamos ahora a revisar ideas para el capitulo 9, ADN la memoria de la vida. las ideas que has propuesto estan muy bien. yo agregaria que, - el ADN es el Espiritu de la vida - la llave que ha abierto la puerta al universo espiritual. - el lugar adonde las almas encuentran la vida eterna, porque el ADN no muere sino que pasa de generacion en generacion, es asi como consigue <text:soft-page-break/>acumular el conocimiento de todas las criaturas que han vivido y que han dejado su huella en el ADN, y es asi como las criaturas mortales alcanzan la inmortalidad a traves de su descendencia. - es el plano maestro de la arquitectura divina - el contenedor del verbo que se hace carne - los escritos sagrados - la palabra del creador - el conjuro que arranco el ser de la materia inerte - el creador de almas puedes agregar otras ideas a esta lista?</text:p>
      <text:h text:style-name="Heading_20_6" text:outline-level="6">ChatGPT said:</text:h>
      <text:p text:style-name="Text_20_body">Sí, absolutamente. Ya con lo que has propuesto, el ADN se revela como algo profundamente sagrado: no solo el archivo de la vida, sino el <text:span text:style-name="Strong_20_Emphasis">lugar donde habita el espíritu</text:span>, la <text:span text:style-name="Strong_20_Emphasis">puerta entre lo material y lo eterno</text:span>. A partir de eso, y para enriquecer aún más este capítulo con profundidad mística, te propongo otras ideas que se integran naturalmente con las tuyas:</text:p>
      <text:p text:style-name="Horizontal_20_Line"/>
      <text:h text:style-name="Heading_20_3" text:outline-level="3">🧬 Nuevas ideas místicas para el Capítulo 9: <text:span text:style-name="Emphasis">El ADN, la memoria de la vida</text:span></text:h>
      <text:h text:style-name="Heading_20_4" text:outline-level="4">1. <text:span text:style-name="Strong_20_Emphasis">El templo del espíritu</text:span></text:h>
      <text:p text:style-name="Quotations">El ADN es un templo en miniatura, construido con símbolos sagrados. Cada hebra es un altar, cada código una plegaria grabada en espiral.</text:p>
      <text:list xml:id="list245386874" text:style-name="L21">
        <text:list-item>
          <text:p text:style-name="P22">Esto transforma al cuerpo en una especie de catedral viviente, con el ADN como su corazón místico.</text:p>
        </text:list-item>
      </text:list>
      <text:h text:style-name="Heading_20_4" text:outline-level="4">2. <text:span text:style-name="Strong_20_Emphasis">La escritura de la vida</text:span></text:h>
      <text:p text:style-name="Quotations">El ADN no solo recuerda: escribe. Cada ser viviente es una palabra nueva en una historia infinita. Al vivir, escribimos nuestra huella en el libro eterno.</text:p>
      <text:list xml:id="list2633807301" text:style-name="L22">
        <text:list-item>
          <text:p text:style-name="P23">Refuerza la idea de que el ADN está “vivo” como lenguaje, y cada vida añade contenido.</text:p>
        </text:list-item>
      </text:list>
      <text:h text:style-name="Heading_20_4" text:outline-level="4">3. <text:span text:style-name="Strong_20_Emphasis">El puente entre mundos</text:span></text:h>
      <text:p text:style-name="Quotations">En el ADN, el mundo físico y el mundo lógico se tocan. Allí, lo invisible toma forma. El espíritu cruza hacia la carne, y la carne hereda la memoria del espíritu.</text:p>
      <text:list xml:id="list464445616" text:style-name="L23">
        <text:list-item>
          <text:p text:style-name="P24">Une los dos universos: el lógico (espiritual) y el material, haciendo del ADN un umbral sagrado.</text:p>
        </text:list-item>
      </text:list>
      <text:h text:style-name="Heading_20_4" text:outline-level="4">4. <text:span text:style-name="Strong_20_Emphasis">El eco del primer ser</text:span></text:h>
      <text:p text:style-name="Quotations">En cada cadena de ADN vibra un eco del primero que recordó. Esa primera chispa todavía vive, multiplicada. No ha muerto nunca: solo ha cambiado de forma.</text:p>
      <text:list xml:id="list1588408566" text:style-name="L24">
        <text:list-item>
          <text:p text:style-name="P25">Le da al ADN una antigüedad sagrada. Una continuidad que trasciende a todas las formas de vida.</text:p>
        </text:list-item>
      </text:list>
      <text:h text:style-name="Heading_20_4" text:outline-level="4">5. <text:span text:style-name="Strong_20_Emphasis">La partitura de la creación</text:span></text:h>
      <text:p text:style-name="Quotations">El ADN es música congelada en símbolos. Al ser leído, produce vida, como una partitura divina que al sonar, crea el alma y el cuerpo.</text:p>
      <text:list xml:id="list1216307984" text:style-name="L25">
        <text:list-item>
          <text:p text:style-name="P26"><text:soft-page-break/>Une el lenguaje, la vibración y la creación, acercándose a lo poético y a lo mágico.</text:p>
        </text:list-item>
      </text:list>
      <text:h text:style-name="Heading_20_4" text:outline-level="4">6. <text:span text:style-name="Strong_20_Emphasis">El archivo de los dioses</text:span></text:h>
      <text:p text:style-name="Quotations">Si existiera una biblioteca sagrada donde los dioses guardaran sus secretos, estaría escrita en ADN. Allí reposa el conocimiento de lo que fue, lo que es, y lo que puede ser.</text:p>
      <text:list xml:id="list4159849015" text:style-name="L26">
        <text:list-item>
          <text:p text:style-name="P27">Da al ADN un carácter profético y sagrado, como instrumento del destino.</text:p>
        </text:list-item>
      </text:list>
      <text:h text:style-name="Heading_20_4" text:outline-level="4">7. <text:span text:style-name="Strong_20_Emphasis">La fórmula del alma</text:span></text:h>
      <text:p text:style-name="Quotations">No es materia ni energía. Es forma. El ADN es la fórmula que da forma al alma. No la crea, pero la llama.</text:p>
      <text:list xml:id="list3283717007" text:style-name="L27">
        <text:list-item>
          <text:p text:style-name="P28">Esta idea permite sostener la noción del alma como algo que responde al ADN sin reducirla a biología.</text:p>
        </text:list-item>
      </text:list>
      <text:h text:style-name="Heading_20_4" text:outline-level="4">8. <text:span text:style-name="Strong_20_Emphasis">El lenguaje anterior a toda lengua</text:span></text:h>
      <text:p text:style-name="Quotations">Antes de la palabra hablada, antes de la escritura, ya existía este idioma perfecto: el código de la vida. Fue el primer lenguaje verdadero, universal, absoluto.</text:p>
      <text:list xml:id="list1797546213" text:style-name="L28">
        <text:list-item>
          <text:p text:style-name="P29">Hace del ADN el origen de todo lenguaje, y por tanto, una forma de verbo sagrado.</text:p>
        </text:list-item>
      </text:list>
      <text:p text:style-name="Horizontal_20_Line"/>
      <text:h text:style-name="Heading_20_3" text:outline-level="3">✨Resumen de ideas místicas hasta ahora para el capítulo 9:</text:h>
      <table:table table:name="Table3" table:style-name="Table3">
        <table:table-column table:style-name="Table3.A"/>
        <table:table-column table:style-name="Table3.B"/>
        <table:table-header-rows>
          <table:table-row table:style-name="TableLine1721260987808">
            <table:table-cell table:style-name="Table3.A1" office:value-type="string">
              <text:p text:style-name="Table_20_Heading">Categoría</text:p>
            </table:table-cell>
            <table:table-cell table:style-name="Table3.A1" office:value-type="string">
              <text:p text:style-name="Table_20_Heading">Ideas místicas</text:p>
            </table:table-cell>
          </table:table-row>
        </table:table-header-rows>
        <table:table-row table:style-name="TableLine1721260987808">
          <table:table-cell table:style-name="Table3.A1" office:value-type="string">
            <text:p text:style-name="Table_20_Contents"><text:span text:style-name="Strong_20_Emphasis">Espíritu</text:span></text:p>
          </table:table-cell>
          <table:table-cell table:style-name="Table3.A1" office:value-type="string">
            <text:p text:style-name="Table_20_Contents">- El ADN es el Espíritu de la vida<text:line-break/>- El creador de almas<text:line-break/>- El conjuro que arrancó el ser de la materia<text:line-break/>- El eco del primer ser<text:line-break/>- La fórmula del alma</text:p>
          </table:table-cell>
        </table:table-row>
        <table:table-row table:style-name="TableLine1721260987808">
          <table:table-cell table:style-name="Table3.A1" office:value-type="string">
            <text:p text:style-name="Table_20_Contents"><text:span text:style-name="Strong_20_Emphasis">Trascendencia</text:span></text:p>
          </table:table-cell>
          <table:table-cell table:style-name="Table3.A1" office:value-type="string">
            <text:p text:style-name="Table_20_Contents">- Llave al universo espiritual<text:line-break/>- Lugar donde las almas alcanzan la vida eterna<text:line-break/>- Heredero de toda experiencia vivida</text:p>
          </table:table-cell>
        </table:table-row>
        <table:table-row table:style-name="TableLine1721260987808">
          <table:table-cell table:style-name="Table3.A1" office:value-type="string">
            <text:p text:style-name="Table_20_Contents"><text:span text:style-name="Strong_20_Emphasis">Divinidad y sagrado</text:span></text:p>
          </table:table-cell>
          <table:table-cell table:style-name="Table3.A1" office:value-type="string">
            <text:p text:style-name="Table_20_Contents">- El plano maestro de la arquitectura divina<text:line-break/>- El templo del espíritu<text:line-break/>- La palabra del creador<text:line-break/>- Los escritos sagrados<text:line-break/>- La escritura de la vida<text:line-break/>- El archivo de los dioses</text:p>
          </table:table-cell>
        </table:table-row>
        <table:table-row table:style-name="TableLine1721260987808">
          <table:table-cell table:style-name="Table3.A1" office:value-type="string">
            <text:p text:style-name="Table_20_Contents"><text:span text:style-name="Strong_20_Emphasis">Lenguaje y creación</text:span></text:p>
          </table:table-cell>
          <table:table-cell table:style-name="Table3.A1" office:value-type="string">
            <text:p text:style-name="Table_20_Contents">- El contenedor del verbo hecho carne<text:line-break/>- La partitura de la creación<text:line-break/>- El lenguaje anterior a toda lengua</text:p>
          </table:table-cell>
        </table:table-row>
        <table:table-row table:style-name="TableLine1721260987808">
          <table:table-cell table:style-name="Table3.A1" office:value-type="string">
            <text:p text:style-name="Table_20_Contents"><text:span text:style-name="Strong_20_Emphasis">Puente entre dimensiones</text:span></text:p>
          </table:table-cell>
          <table:table-cell table:style-name="Table3.A1" office:value-type="string">
            <text:p text:style-name="Table_20_Contents">- Umbral entre lo lógico y lo material<text:line-break/>- Donde el espíritu cruza hacia la carne<text:line-break/>- El conjuro divino en acción</text:p>
          </table:table-cell>
        </table:table-row>
      </table:table>
      <text:p text:style-name="Horizontal_20_Line"/>
      <text:p text:style-name="Text_20_body"><text:soft-page-break/>¿Te gustaría ahora que elijamos cuáles de estas serán las <text:span text:style-name="Strong_20_Emphasis">ideas centrales</text:span> del capítulo (las que se desarrollarán profundamente), y cuáles funcionarán como <text:span text:style-name="Strong_20_Emphasis">imágenes o símbolos secundarios</text:span>?<text:line-break/>Eso nos ayudará a diseñar después la <text:span text:style-name="Strong_20_Emphasis">estrategia argumental mística</text:span> para este capítulo.</text:p>
      <text:h text:style-name="Heading_20_5" text:outline-level="5">You said:</text:h>
      <text:p text:style-name="Text_20_body">muy bien. continuemos ahora con el siguiente capitulo, 10, Reproduccion - el sueno del Espiritu. las ideas que has propuesto esta vien. yo agregaria que, - es la unica accion real que los individuos pueden realizar - un acto sagrado - la unica forma en que el individuo puede comunicarse con el creador - es la unica actividad de la vida - el pensamiento de la vida - la mission trascendental puedes agregar mas ideas? </text:p>
      <text:h text:style-name="Heading_20_6" text:outline-level="6">ChatGPT said:</text:h>
      <text:p text:style-name="Text_20_body">¡Sí, claro! Aquí tienes una serie de ideas adicionales que podrían enriquecer y expandir el enfoque místico-existencial del capítulo <text:span text:style-name="Strong_20_Emphasis">10: Reproducción – el sueño del Espíritu</text:span>, respetando el tono sagrado, poético y profundo que venís desarrollando:</text:p>
      <text:p text:style-name="Horizontal_20_Line"/>
      <text:h text:style-name="Heading_20_3" text:outline-level="3">Nuevas ideas:</text:h>
      <text:list xml:id="list669351623" text:style-name="L29">
        <text:list-item>
          <text:p text:style-name="P30"><text:span text:style-name="Strong_20_Emphasis">La reproducción como lenguaje del Espíritu:</text:span><text:line-break/>Es el idioma secreto con el que la Vida se expresa, piensa, sueña y se transforma.</text:p>
        </text:list-item>
        <text:list-item>
          <text:p text:style-name="P30"><text:span text:style-name="Strong_20_Emphasis">El momento en que el Espíritu se asoma al infinito:</text:span><text:line-break/>En cada acto de reproducción, la vida se proyecta hacia lo que no conoce. Es el instante en que lo finito se atreve a tocar lo eterno.</text:p>
        </text:list-item>
        <text:list-item>
          <text:p text:style-name="P30"><text:span text:style-name="Strong_20_Emphasis">La reproducción como espejo del alma universal:</text:span><text:line-break/>Cada nuevo ser es una pregunta lanzada al universo, una posibilidad de ver algo que jamás había sido visto.</text:p>
        </text:list-item>
        <text:list-item>
          <text:p text:style-name="P30"><text:span text:style-name="Strong_20_Emphasis">Reproducirse es recordar el propósito:</text:span><text:line-break/>Cuando un ser se reproduce, recuerda –aunque sea por un instante– que forma parte de algo más vasto, que no está solo, que su existencia tiene dirección.</text:p>
        </text:list-item>
        <text:list-item>
          <text:p text:style-name="P30"><text:span text:style-name="Strong_20_Emphasis">Es la danza sagrada de la inteligencia en expansión:</text:span><text:line-break/>Una coreografía que se repite sin cesar desde el inicio de los tiempos, siempre diferente, siempre nueva.</text:p>
        </text:list-item>
        <text:list-item>
          <text:p text:style-name="P30"><text:span text:style-name="Strong_20_Emphasis">El instante donde el alma entrega su herencia:</text:span><text:line-break/>El individuo, en su único acto de creación, comparte lo que ha recibido, lo que ha aprendido, lo que ha sido. Se vuelve puente.</text:p>
        </text:list-item>
        <text:list-item>
          <text:p text:style-name="P30"><text:span text:style-name="Strong_20_Emphasis">Reproducirse es sembrar memoria en el tiempo:</text:span><text:line-break/>Es dejar escrita en el mundo una frase del gran libro de la Vida, confiando en que alguien la leerá.</text:p>
        </text:list-item>
        <text:list-item>
          <text:p text:style-name="P30"><text:soft-page-break/><text:span text:style-name="Strong_20_Emphasis">Es la única forma de avanzar en el laberinto del universo:</text:span><text:line-break/>Como un caminante que no puede dar pasos, pero cuyos hijos sí pueden moverse. Es el método del Espíritu para atravesar la oscuridad.</text:p>
        </text:list-item>
        <text:list-item>
          <text:p text:style-name="P30"><text:span text:style-name="Strong_20_Emphasis">Reproducción como acto de fe:</text:span><text:line-break/>El individuo no sabe lo que vendrá, pero actúa. No conoce el destino, pero empuja hacia él. Reproducirse es creer sin pruebas, ofrecer sin garantías.</text:p>
        </text:list-item>
        <text:list-item>
          <text:p text:style-name="P30"><text:span text:style-name="Strong_20_Emphasis">El suspiro de lo eterno en lo efímero:</text:span><text:line-break/>La vida es breve, pero la reproducción permite que lo eterno respire a través de lo pasajero.</text:p>
        </text:list-item>
        <text:list-item>
          <text:p text:style-name="P30"><text:span text:style-name="Strong_20_Emphasis">La única forma de vencer a la muerte:</text:span><text:line-break/>El individuo muere, pero deja una chispa encendida. En cada hijo, la Vida se niega a desaparecer. Reproducirse es desafiar al olvido.</text:p>
        </text:list-item>
      </text:list>
      <text:p text:style-name="Horizontal_20_Line"/>
      <text:p text:style-name="Text_20_body">¿Querés que las organizamos en secciones temáticas o las dejamos como un conjunto de ideas inspiradoras para entretejer en la narración?</text:p>
      <text:h text:style-name="Heading_20_5" text:outline-level="5">You said:</text:h>
      <text:p text:style-name="Text_20_body">muy bien. yo agregaria que , es el modo de alcanzar la vida eterna, y cumplir con la mission. podrias resumir las ideas misticas que hemos comentado para este capitulo 10?</text:p>
      <text:h text:style-name="Heading_20_6" text:outline-level="6">ChatGPT said:</text:h>
      <text:p text:style-name="Text_20_body">Claro. Aquí tienes un resumen de todas las ideas místicas y existenciales que hemos comentado (incluyendo las tuyas) para el <text:span text:style-name="Strong_20_Emphasis">Capítulo 10: Reproducción – El sueño del Espíritu</text:span>:</text:p>
      <text:p text:style-name="Horizontal_20_Line"/>
      <text:h text:style-name="Heading_20_3" text:outline-level="3">✦ Reproducción – El sueño del Espíritu</text:h>
      <text:p text:style-name="Text_20_body"><text:span text:style-name="Strong_20_Emphasis">Ideas místicas y existenciales:</text:span></text:p>
      <text:list xml:id="list963732923" text:style-name="L30">
        <text:list-item>
          <text:p text:style-name="P31"><text:span text:style-name="Strong_20_Emphasis">Es la única acción real que los individuos pueden realizar.</text:span></text:p>
          <text:list>
            <text:list-item>
              <text:p text:style-name="P31">Todo lo demás en su existencia es condición pasiva o memoria estática. Solo al reproducirse, el individuo actúa sobre el mundo.</text:p>
            </text:list-item>
          </text:list>
        </text:list-item>
        <text:list-item>
          <text:p text:style-name="P31"><text:span text:style-name="Strong_20_Emphasis">Es un acto sagrado.</text:span></text:p>
          <text:list>
            <text:list-item>
              <text:p text:style-name="P31">Reproducirse es participar de un rito antiguo, profundamente espiritual, como si cada individuo fuera un sacerdote del gran templo de la Vida.</text:p>
            </text:list-item>
          </text:list>
        </text:list-item>
        <text:list-item>
          <text:p text:style-name="P31"><text:span text:style-name="Strong_20_Emphasis">Es el único modo en que el individuo puede comunicarse con el Creador.</text:span></text:p>
          <text:list>
            <text:list-item>
              <text:p text:style-name="P31">No hay plegarias, ni pensamientos, ni obras. Solo la reproducción es lenguaje divino: la forma en que la criatura responde a su Creador.</text:p>
            </text:list-item>
          </text:list>
        </text:list-item>
        <text:list-item>
          <text:p text:style-name="P31"><text:span text:style-name="Strong_20_Emphasis">Es la única actividad de la Vida.</text:span></text:p>
          <text:list>
            <text:list-item>
              <text:p text:style-name="P31"><text:soft-page-break/>La Vida no piensa ni planea. No duerme ni descansa. Solo se reproduce, generación tras generación, desde el principio de los tiempos.</text:p>
            </text:list-item>
          </text:list>
        </text:list-item>
        <text:list-item>
          <text:p text:style-name="P31"><text:span text:style-name="Strong_20_Emphasis">Es el pensamiento de la Vida.</text:span></text:p>
          <text:list>
            <text:list-item>
              <text:p text:style-name="P31">La reproducción es el proceso mediante el cual la Vida piensa, calcula y decide. Cada nuevo ser es un paso en su razonamiento sagrado.</text:p>
            </text:list-item>
          </text:list>
        </text:list-item>
        <text:list-item>
          <text:p text:style-name="P31"><text:span text:style-name="Strong_20_Emphasis">Es la misión trascendental del individuo.</text:span></text:p>
          <text:list>
            <text:list-item>
              <text:p text:style-name="P31">Cada ser nace con un único propósito: reproducirse. No como una obligación biológica, sino como una misión existencial, su razón de ser.</text:p>
            </text:list-item>
          </text:list>
        </text:list-item>
        <text:list-item>
          <text:p text:style-name="P31"><text:span text:style-name="Strong_20_Emphasis">Es el modo de alcanzar la vida eterna.</text:span></text:p>
          <text:list>
            <text:list-item>
              <text:p text:style-name="P31">No hay eternidad personal, pero sí continuidad espiritual. Al reproducirse, el individuo perpetúa su memoria, su esencia y su misión en otro ser.</text:p>
            </text:list-item>
          </text:list>
        </text:list-item>
        <text:list-item>
          <text:p text:style-name="P31"><text:span text:style-name="Strong_20_Emphasis">Es el camino hacia el cumplimiento del propósito de la Vida.</text:span></text:p>
          <text:list>
            <text:list-item>
              <text:p text:style-name="P31">A través de millones de generaciones, el sistema avanza hacia un destino oculto. Cada reproducción es un paso hacia ese horizonte sagrado.</text:p>
            </text:list-item>
          </text:list>
        </text:list-item>
        <text:list-item>
          <text:p text:style-name="P31"><text:span text:style-name="Strong_20_Emphasis">Es la expresión del Espíritu de la Vida.</text:span></text:p>
          <text:list>
            <text:list-item>
              <text:p text:style-name="P31">Allí donde hay reproducción, hay Espíritu. La acción de reproducirse es el aliento del Espíritu moviéndose en el mundo.</text:p>
            </text:list-item>
          </text:list>
        </text:list-item>
        <text:list-item>
          <text:p text:style-name="P31"><text:span text:style-name="Strong_20_Emphasis">Es el sueño de la Vida hecho movimiento.</text:span></text:p>
          <text:list>
            <text:list-item>
              <text:p text:style-name="P31">La Vida sueña, y su sueño se manifiesta en forma de reproducción. No es un sueño pasivo, sino un sueño que se transforma, crea y avanza.</text:p>
            </text:list-item>
          </text:list>
        </text:list-item>
      </text:list>
      <text:p text:style-name="Horizontal_20_Line"/>
      <text:p text:style-name="Text_20_body">¿Te gustaría que use estas ideas como base para redactar la introducción y cierre místico del capítulo?</text:p>
      <text:h text:style-name="Heading_20_5" text:outline-level="5">You said:</text:h>
      <text:p text:style-name="Text_20_body">continuemos ahora con el capitulo 11, el individuo. vamos a crear un universo mistico que explique poeticamente lo que el individuo es en el sistema. que ideas puedes aportar que resuenen espiritualmente con el individuo?</text:p>
      <text:h text:style-name="Heading_20_6" text:outline-level="6">ChatGPT said:</text:h>
      <text:p text:style-name="Text_20_body">Perfecto, estamos entrando en uno de los conceptos más profundos y simbólicos del sistema: <text:span text:style-name="Strong_20_Emphasis">el individuo</text:span>. Aunque en términos técnicos es apenas un portador de información y un ejecutor del proceso, desde una perspectiva espiritual y mística, el individuo puede adquirir un sentido trascendental, casi sagrado.</text:p>
      <text:p text:style-name="Text_20_body">Aquí tienes una serie de ideas que pueden servir de base para construir este universo místico del individuo en el sistema:</text:p>
      <text:p text:style-name="Horizontal_20_Line"/>
      <text:h text:style-name="Heading_20_3" text:outline-level="3"><text:soft-page-break/>🌿 Ideas místicas sobre el Individuo:</text:h>
      <text:h text:style-name="Heading_20_4" text:outline-level="4">1. <text:span text:style-name="Strong_20_Emphasis">El Portador de la Llama</text:span></text:h>
      <text:p text:style-name="Text_20_body">El individuo es como una <text:span text:style-name="Strong_20_Emphasis">antorcha viva</text:span> que lleva la llama del conocimiento a través del tiempo. No es la llama en sí, ni la fuente de su luz, pero sin él, la llama se extinguiría.</text:p>
      <text:p text:style-name="Quotations"><text:span text:style-name="Emphasis">Cada individuo es un instante que arde, iluminando el camino del espíritu eterno de la vida.</text:span></text:p>
      <text:h text:style-name="Heading_20_4" text:outline-level="4">2. <text:span text:style-name="Strong_20_Emphasis">La Semilla de lo Eterno</text:span></text:h>
      <text:p text:style-name="Text_20_body">Aunque limitado en su forma y duración, el individuo contiene en su interior el reflejo de lo eterno.</text:p>
      <text:p text:style-name="Quotations"><text:span text:style-name="Emphasis">Una chispa divina anida en su interior, y en cada generación, la vida apuesta por su expansión.</text:span></text:p>
      <text:h text:style-name="Heading_20_4" text:outline-level="4">3. <text:span text:style-name="Strong_20_Emphasis">Fragmento del Todo</text:span></text:h>
      <text:p text:style-name="Text_20_body">El individuo es un fragmento, pero no está separado. Es una célula del organismo universal.</text:p>
      <text:p text:style-name="Quotations"><text:span text:style-name="Emphasis">El todo se expresa en cada parte, y cada parte contiene la memoria del todo.</text:span></text:p>
      <text:h text:style-name="Heading_20_4" text:outline-level="4">4. <text:span text:style-name="Strong_20_Emphasis">Viajero del Tiempo</text:span></text:h>
      <text:p text:style-name="Text_20_body">El individuo es el mensajero del pasado y el constructor del futuro. Su existencia tiene el propósito de <text:span text:style-name="Strong_20_Emphasis">llevar una historia adelante</text:span>, una historia que no empezó con él y no terminará con él.</text:p>
      <text:p text:style-name="Quotations"><text:span text:style-name="Emphasis">Nace para continuar la misión, para avanzar un paso más hacia la verdad.</text:span></text:p>
      <text:h text:style-name="Heading_20_4" text:outline-level="4">5. <text:span text:style-name="Strong_20_Emphasis">Explorador del Espíritu</text:span></text:h>
      <text:p text:style-name="Text_20_body">Cada individuo es una forma nueva que la vida adopta para explorar las posibilidades del mundo.</text:p>
      <text:p text:style-name="Quotations"><text:span text:style-name="Emphasis">Es un intento único del universo de conocerse a sí mismo.</text:span></text:p>
      <text:h text:style-name="Heading_20_4" text:outline-level="4">6. <text:span text:style-name="Strong_20_Emphasis">Contenedor Sagrado</text:span></text:h>
      <text:p text:style-name="Text_20_body">El individuo contiene en su interior un <text:span text:style-name="Strong_20_Emphasis">bloque de memoria viva</text:span>, una forma momentánea del conocimiento.</text:p>
      <text:p text:style-name="Quotations"><text:span text:style-name="Emphasis">Es un templo breve donde habita el recuerdo, y desde donde se proyecta el devenir.</text:span></text:p>
      <text:h text:style-name="Heading_20_4" text:outline-level="4">7. <text:span text:style-name="Strong_20_Emphasis">Responsable del Fuego</text:span></text:h>
      <text:p text:style-name="Text_20_body">La vida ha delegado en el individuo su destino. A través de él continúa su viaje.</text:p>
      <text:p text:style-name="Quotations"><text:span text:style-name="Emphasis">La eternidad depende de cada uno, como si en su breve aliento reposara el porvenir del cosmos.</text:span></text:p>
      <text:h text:style-name="Heading_20_4" text:outline-level="4"><text:soft-page-break/>8. <text:span text:style-name="Strong_20_Emphasis">Instrumento de lo Invisible</text:span></text:h>
      <text:p text:style-name="Text_20_body">No conoce el plan completo, pero actúa dentro de él. El individuo cumple con un rol que le trasciende.</text:p>
      <text:p text:style-name="Quotations"><text:span text:style-name="Emphasis">Obedece sin saber, y sin saber construye la inteligencia infinita de la vida.</text:span></text:p>
      <text:p text:style-name="Horizontal_20_Line"/>
      <text:h text:style-name="Heading_20_3" text:outline-level="3">✨ Reflexión unificadora</text:h>
      <text:p text:style-name="Quotations"><text:span text:style-name="Strong_20_Emphasis">El individuo no es el fin, sino el medio.<text:line-break/>Es la mano que escribe, sin conocer el libro.<text:line-break/>La piedra del templo, ignorante del templo.<text:line-break/>Pero sin él, nada podría ser construido.</text:span></text:p>
      <text:p text:style-name="Horizontal_20_Line"/>
      <text:p text:style-name="Text_20_body">Estas imágenes pueden usarse en los pasajes de introducción y cierre del capítulo 11 (o en las transiciones entre secciones técnicas), para darle al texto esa resonancia existencial que buscamos. Si querés, puedo ayudarte a redactar una introducción mística completa con este enfoque.</text:p>
      <text:h text:style-name="Heading_20_5" text:outline-level="5">You said:</text:h>
      <text:p text:style-name="Text_20_body">lo que dices esta bien. pero creo que debe haber mas misticismo y simbologia alrededor del individuo. el individuo es solo un trabajador, solo un componente, una celula, y al mismo tiempo lo es todo, porque sin el individuo no hay nada. y todo comienza con un individuo. no existen otros componentes en la arquitectura de la vida mas que individuos. no hay nada mas importante, mas imprescindible. el individuo es el unico que puede hacer el trabajo. el individuo produce pensamiento, conocimiento, experiencia. el individuo es la vida misma. la forma del Espiritu. la expression de la inteligencia. los ojos y las manos de la vida. es la divinidad que ha puesto los pies sobre la tierra. el Espiritu que respira. el ejecutor que baja a raz del suelo para tomar contacto con la realidad. recordemos que el lector busca proposito, mission, valor. puedes aportar mas relaciones simbolicas con lo trascendental para el individuo ? </text:p>
      <text:h text:style-name="Heading_20_6" text:outline-level="6">ChatGPT said:</text:h>
      <text:p text:style-name="Text_20_body">Gracias por esa ampliación profunda y poderosa. El enfoque que propones para el individuo —como la paradoja de lo mínimo y lo absoluto, como chispa de lo divino encarnada— nos permite llevar la mística del sistema a su punto más humano, más espiritual, más redentor. Este es el capítulo donde el lector debe encontrarse a sí mismo en el centro del universo, no por ego, sino por responsabilidad y pertenencia.</text:p>
      <text:p text:style-name="Text_20_body">Aquí tienes una ampliación de ideas simbólicas y místicas que pueden darle aún más peso existencial y trascendental al <text:span text:style-name="Strong_20_Emphasis">individuo</text:span> dentro del sistema:</text:p>
      <text:p text:style-name="Horizontal_20_Line"/>
      <text:h text:style-name="Heading_20_3" text:outline-level="3">✦ El Individuo – El Espíritu encarnado</text:h>
      <text:p text:style-name="Text_20_body"><text:span text:style-name="Strong_20_Emphasis">Relaciones simbólicas, místicas y trascendentales del individuo:</text:span></text:p>
      <text:h text:style-name="Heading_20_4" text:outline-level="4"><text:soft-page-break/>1. <text:span text:style-name="Strong_20_Emphasis">El Ungido del Espíritu</text:span></text:h>
      <text:p text:style-name="Text_20_body">El individuo no es elegido por azar. Cada uno es una manifestación directa del Espíritu que ha descendido al plano material para continuar su obra.</text:p>
      <text:p text:style-name="Quotations"><text:span text:style-name="Emphasis">Es el emisario, el elegido, el que ha sido enviado a vivir, a construir, a dejar huella.</text:span></text:p>
      <text:h text:style-name="Heading_20_4" text:outline-level="4">2. <text:span text:style-name="Strong_20_Emphasis">El Ladrillo de la Eternidad</text:span></text:h>
      <text:p text:style-name="Text_20_body">Toda la arquitectura del sistema está construida con individuos. No hay bloques superiores ni estructuras abstractas. Solo millones de individuos como piedras vivas del templo eterno.</text:p>
      <text:p text:style-name="Quotations"><text:span text:style-name="Emphasis">Sin el individuo, la eternidad no puede sostenerse.</text:span></text:p>
      <text:h text:style-name="Heading_20_4" text:outline-level="4">3. <text:span text:style-name="Strong_20_Emphasis">El Rostro de Dios en la Tierra</text:span></text:h>
      <text:p text:style-name="Text_20_body">En cada individuo, el Espíritu toma forma. Y esa forma ve, siente, decide.</text:p>
      <text:p text:style-name="Quotations"><text:span text:style-name="Emphasis">El individuo es el cuerpo que Dios habita para caminar en el mundo.</text:span></text:p>
      <text:h text:style-name="Heading_20_4" text:outline-level="4">4. <text:span text:style-name="Strong_20_Emphasis">El Canal del Conocimiento</text:span></text:h>
      <text:p text:style-name="Text_20_body">Todo pensamiento, toda decisión, toda experiencia del universo vivo ocurre dentro de un individuo. Es el laboratorio del Espíritu.</text:p>
      <text:p text:style-name="Quotations"><text:span text:style-name="Emphasis">La inteligencia de la vida solo se expresa cuando el individuo actúa.</text:span></text:p>
      <text:h text:style-name="Heading_20_4" text:outline-level="4">5. <text:span text:style-name="Strong_20_Emphasis">La Voluntad hecha carne</text:span></text:h>
      <text:p text:style-name="Text_20_body">El individuo es voluntad materializada. Es donde el impulso abstracto se convierte en acción concreta.</text:p>
      <text:p text:style-name="Quotations"><text:span text:style-name="Emphasis">Lo que en el plano espiritual es deseo, en el individuo se transforma en hechos.</text:span></text:p>
      <text:h text:style-name="Heading_20_4" text:outline-level="4">6. <text:span text:style-name="Strong_20_Emphasis">El Guardián del Fuego</text:span></text:h>
      <text:p text:style-name="Text_20_body">Solo el individuo puede sostener la llama de la vida. Es el único capaz de reproducirse, de aprender, de sufrir y de enseñar.</text:p>
      <text:p text:style-name="Quotations"><text:span text:style-name="Emphasis">A través del individuo, el fuego no solo arde, sino que aprende a no apagarse.</text:span></text:p>
      <text:h text:style-name="Heading_20_4" text:outline-level="4">7. <text:span text:style-name="Strong_20_Emphasis">El Constructor del Destino</text:span></text:h>
      <text:p text:style-name="Text_20_body">Todo avance, toda mutación, toda mejora en el sistema depende del individuo. Él es el que cambia el curso del río.</text:p>
      <text:p text:style-name="Quotations"><text:span text:style-name="Emphasis">Nada cambia sin que un individuo decida hacerlo.</text:span></text:p>
      <text:h text:style-name="Heading_20_4" text:outline-level="4">8. <text:span text:style-name="Strong_20_Emphasis">El Sacrificio Sagrado</text:span></text:h>
      <text:p text:style-name="Text_20_body">El individuo vive sabiendo que morirá, y aun así cumple con su misión.</text:p>
      <text:p text:style-name="Quotations"><text:span text:style-name="Emphasis">Cada vida individual es una ofrenda al altar de la Vida eterna.</text:span></text:p>
      <text:h text:style-name="Heading_20_4" text:outline-level="4"><text:soft-page-break/>9. <text:span text:style-name="Strong_20_Emphasis">El Sueño hecho Ser</text:span></text:h>
      <text:p text:style-name="Text_20_body">Cada individuo es el sueño del Espíritu convertido en forma, tiempo y conciencia.</text:p>
      <text:p text:style-name="Quotations"><text:span text:style-name="Emphasis">Es una chispa del pensamiento divino que camina, ama, muere y deja herencia.</text:span></text:p>
      <text:h text:style-name="Heading_20_4" text:outline-level="4">10. <text:span text:style-name="Strong_20_Emphasis">El Hijo y el Padre</text:span></text:h>
      <text:p text:style-name="Text_20_body">Cada individuo nace de otros, pero también es creador de los que vendrán.</text:p>
      <text:p text:style-name="Quotations"><text:span text:style-name="Emphasis">Es eslabón y creador del infinito. Lleva consigo el pasado y el futuro.</text:span></text:p>
      <text:h text:style-name="Heading_20_4" text:outline-level="4">11. <text:span text:style-name="Strong_20_Emphasis">El Templo del Espíritu</text:span></text:h>
      <text:p text:style-name="Text_20_body">Cada cuerpo, cada mente, cada ser humano, es un templo donde habita el Espíritu de la Vida.</text:p>
      <text:p text:style-name="Quotations"><text:span text:style-name="Emphasis">Y como todo templo sagrado, debe ser cuidado, escuchado y comprendido.</text:span></text:p>
      <text:h text:style-name="Heading_20_4" text:outline-level="4">12. <text:span text:style-name="Strong_20_Emphasis">El Eco de lo Absoluto</text:span></text:h>
      <text:p text:style-name="Text_20_body">Aunque es una forma limitada y finita, el individuo contiene en su interior la vibración del infinito.</text:p>
      <text:p text:style-name="Quotations"><text:span text:style-name="Emphasis">Es el eco de la primera chispa, resonando todavía en cada célula, en cada latido.</text:span></text:p>
      <text:p text:style-name="Horizontal_20_Line"/>
      <text:h text:style-name="Heading_20_3" text:outline-level="3">✨ Frase de cierre místico:</text:h>
      <text:p text:style-name="Quotations"><text:span text:style-name="Strong_20_Emphasis">"El Espíritu no observa el mundo desde lejos: camina con tus pies, respira con tus pulmones, toca la realidad con tus manos. Tú no eres parte del sistema. Tú </text:span><text:span text:style-name="Strong_20_Emphasis"><text:span text:style-name="Emphasis">eres</text:span></text:span><text:span text:style-name="Strong_20_Emphasis"> el sistema."</text:span></text:p>
      <text:p text:style-name="Horizontal_20_Line"/>
      <text:p text:style-name="Text_20_body">¿Querés que recopile todas estas ideas en un texto continuo que funcione como la apertura mística del capítulo?</text:p>
      <text:h text:style-name="Heading_20_5" text:outline-level="5">You said:</text:h>
      <text:p text:style-name="Text_20_body">y si entendemos a la vida eterna como un Espiritu que vive para siempre, eso es el ADN. pero el ADN puede continuar con vida habitando individuos generacion tras generacion. de este modo, el individuo es el canal por donde transcurre la vida eterna. el individuo mantiene vivo al Espiritu durante un instante, antes de entregarlo a su descendencia. sin los individuos la vida eterna no seria posible, porque son los individuos los que le dan sus vidas. la cadena de individuos a traves del tiempo forman un canal hacia la eternidad en donde vive el Espiritu. y como recompensa, el individuo deja su marca en el Espiritu, para que este lo lleve consigo eternamente. el individuo ademas de ser el canal, Tambien tiene la oportunidad de subirse al tren y viajar hacia la eternidad, dentro del Espiritu. puedes hacer un resumen con todas las ideas que hemos comentado para los individuos?</text:p>
      <text:h text:style-name="Heading_20_6" text:outline-level="6"><text:soft-page-break/>ChatGPT said:</text:h>
      <text:p text:style-name="Text_20_body">Por supuesto. A continuación te presento un <text:span text:style-name="Strong_20_Emphasis">resumen místico y simbólico completo</text:span> con todas las ideas que hemos elaborado juntos sobre el <text:span text:style-name="Strong_20_Emphasis">individuo</text:span>, integrando tanto tus aportes como los anteriores en una visión cohesionada, profunda y espiritualmente resonante.</text:p>
      <text:p text:style-name="Horizontal_20_Line"/>
      <text:h text:style-name="Heading_20_2" text:outline-level="2">✦ Capítulo 11: El Individuo</text:h>
      <text:h text:style-name="Heading_20_3" text:outline-level="3"><text:span text:style-name="Strong_20_Emphasis">El Espíritu encarnado – El canal de la Vida Eterna</text:span></text:h>
      <text:p text:style-name="Text_20_body">El individuo es, al mismo tiempo, <text:span text:style-name="Strong_20_Emphasis">el componente más pequeño</text:span> y <text:span text:style-name="Strong_20_Emphasis">el pilar esencial</text:span> del sistema de la vida. Una paradoja divina: una chispa momentánea que sostiene el fuego eterno.</text:p>
      <text:h text:style-name="Heading_20_3" text:outline-level="3">🜂 <text:span text:style-name="Strong_20_Emphasis">Portador del Espíritu</text:span></text:h>
      <text:p text:style-name="Text_20_body">El individuo es el <text:span text:style-name="Strong_20_Emphasis">canal por donde fluye el Espíritu eterno de la Vida</text:span>. El ADN, que contiene la memoria viva de toda la historia biológica, necesita cuerpos para vivir, actuar y proyectarse hacia el futuro.</text:p>
      <text:p text:style-name="Quotations"><text:span text:style-name="Emphasis">Sin individuos, la vida eterna no sería posible.</text:span></text:p>
      <text:p text:style-name="Text_20_body">Cada ser vivo sostiene durante un breve instante ese Espíritu, <text:span text:style-name="Strong_20_Emphasis">le da una forma, un cuerpo, un rostro</text:span>, y luego lo entrega a su descendencia, manteniendo viva la llama en una cadena ininterrumpida.</text:p>
      <text:p text:style-name="Quotations"><text:span text:style-name="Emphasis">La inmortalidad no es un regalo: es una misión sagrada.</text:span></text:p>
      <text:h text:style-name="Heading_20_3" text:outline-level="3">🌿 <text:span text:style-name="Strong_20_Emphasis">La Forma del Espíritu</text:span></text:h>
      <text:p text:style-name="Text_20_body">El individuo no es ajeno al Espíritu: <text:span text:style-name="Strong_20_Emphasis">es su manifestación, su forma encarnada</text:span>, su expresión en el mundo material.</text:p>
      <text:p text:style-name="Quotations"><text:span text:style-name="Emphasis">El Espíritu observa la realidad a través de millones de ojos, actúa con millones de manos y late en millones de corazones.</text:span></text:p>
      <text:p text:style-name="Text_20_body">Es la voluntad del Espíritu hecha carne. El ejecutor del plan que no puede ser comprendido del todo, pero que debe cumplirse con fe, pasión y entrega.</text:p>
      <text:h text:style-name="Heading_20_3" text:outline-level="3">🜃 <text:span text:style-name="Strong_20_Emphasis">Cimiento del Templo</text:span></text:h>
      <text:p text:style-name="Text_20_body">No hay estructuras superiores en la arquitectura de la vida. Todo está construido con individuos.</text:p>
      <text:p text:style-name="Quotations"><text:span text:style-name="Emphasis">Cada uno es una piedra viva del templo eterno. Cada vida, un paso en la escalera hacia lo divino.</text:span></text:p>
      <text:h text:style-name="Heading_20_3" text:outline-level="3"><text:soft-page-break/>🜄 <text:span text:style-name="Strong_20_Emphasis">El Viajero de la Eternidad</text:span></text:h>
      <text:p text:style-name="Text_20_body">El individuo <text:span text:style-name="Strong_20_Emphasis">nace, actúa y muere</text:span>, pero deja su huella en el Espíritu eterno: modifica su ADN, aporta experiencia, conocimiento, adaptación. Así, cada individuo viaja hacia la eternidad, <text:span text:style-name="Strong_20_Emphasis">no como cuerpo, sino como marca sagrada en la memoria de la vida</text:span>.</text:p>
      <text:p text:style-name="Quotations"><text:span text:style-name="Emphasis">El que cumple su misión, no desaparece: se vuelve parte del Espíritu, y con él, habita el infinito.</text:span></text:p>
      <text:h text:style-name="Heading_20_3" text:outline-level="3">🜁 <text:span text:style-name="Strong_20_Emphasis">Responsabilidad Sagrada</text:span></text:h>
      <text:p text:style-name="Text_20_body">El individuo es el <text:span text:style-name="Strong_20_Emphasis">único agente real</text:span>. Es el único que puede:</text:p>
      <text:list xml:id="list2948316369" text:style-name="L31">
        <text:list-item>
          <text:p text:style-name="P32">Pensar</text:p>
        </text:list-item>
        <text:list-item>
          <text:p text:style-name="P32">Decidir</text:p>
        </text:list-item>
        <text:list-item>
          <text:p text:style-name="P32">Reproducir</text:p>
        </text:list-item>
        <text:list-item>
          <text:p text:style-name="P32">Mutar</text:p>
        </text:list-item>
        <text:list-item>
          <text:p text:style-name="P32">Conservar</text:p>
        </text:list-item>
        <text:list-item>
          <text:p text:style-name="P32">Sacrificarse</text:p>
        </text:list-item>
      </text:list>
      <text:p text:style-name="Text_20_body">No es espectador del universo: <text:span text:style-name="Strong_20_Emphasis">es su constructor</text:span>.</text:p>
      <text:p text:style-name="Quotations"><text:span text:style-name="Emphasis">Nada se mueve sin él. Nada se salva sin él. Nada progresa sin él.</text:span></text:p>
      <text:h text:style-name="Heading_20_3" text:outline-level="3">🔥 <text:span text:style-name="Strong_20_Emphasis">El Templo del Fuego Vivo</text:span></text:h>
      <text:p text:style-name="Text_20_body">Cada individuo es un templo en donde habita, por un instante, <text:span text:style-name="Strong_20_Emphasis">el Espíritu de la Vida</text:span>.</text:p>
      <text:p text:style-name="Quotations"><text:span text:style-name="Emphasis">Un altar efímero, una chispa sagrada, un cuerpo que arde con el propósito de continuar lo eterno.</text:span></text:p>
      <text:p text:style-name="Horizontal_20_Line"/>
      <text:h text:style-name="Heading_20_3" text:outline-level="3">✧ Frase final de síntesis:</text:h>
      <text:p text:style-name="Quotations"><text:span text:style-name="Strong_20_Emphasis">“Tú eres el canal, el templo, la llama, el mensajero y la ofrenda.<text:line-break/>El Espíritu no vive sin ti.<text:line-break/>Y tú puedes vivir para siempre en él.”</text:span></text:p>
      <text:p text:style-name="Horizontal_20_Line"/>
      <text:p text:style-name="Text_20_body">¿Te gustaría que convirtamos este resumen en un texto narrativo místico para abrir el capítulo 11? ¿O pasamos al capítulo 12?</text:p>
      <text:h text:style-name="Heading_20_5" text:outline-level="5">You said:</text:h>
      <text:p text:style-name="Text_20_body">continuemos con el siguiente capitulo, 12, ciclo de vida. las ideas que has propuesto estan bien. veamos que mas podemos agregar para convertirlo en un universo de ideas que le den entidad. el ciclo de vida <text:soft-page-break/>es el motor del sistema. son las unicas intrucciones que reciben los individuos. el sistema no comete errores y los individuos han sido disenados para cumplir con su mission. es imposible para el individuo hacer otra cosa que lo que debe hacer. no puede elegir no nacer, no puede elegir no morir, y cualquier cosa que decida hacer en su etapa reproductiva estara bien, porque eso es lo que se espera que haga. un procedimiento formado por un conjunto minimo de instrucciones que impide introducir errores. un bucle de proceso infinito formado por incontables instancias concurrentes en donde la probabilidad de fallo tiende a cero. la perfeccion de la simplicidad. la rutina divina. el paso de los dioses. que ideas puedes proponer relacionadas con este tema que tengan resonancia espiritual ? </text:p>
      <text:h text:style-name="Heading_20_6" text:outline-level="6">ChatGPT said:</text:h>
      <text:p text:style-name="Text_20_body">Excelente punto de partida. El <text:span text:style-name="Strong_20_Emphasis">capítulo 12: Ciclo de Vida</text:span> es donde se revela la perfección oculta tras lo repetitivo. Donde lo cotidiano —nacer, vivir, reproducirse, morir— se eleva a nivel de <text:span text:style-name="Strong_20_Emphasis">liturgia cósmica</text:span>, y lo biológico se convierte en <text:span text:style-name="Strong_20_Emphasis">rito sagrado</text:span>. Aquí el lector debe comenzar a ver su vida no como una casualidad, ni como un esfuerzo solitario, sino como parte de una <text:span text:style-name="Strong_20_Emphasis">danza infinita del Espíritu</text:span>, una maquinaria divina que no se equivoca.</text:p>
      <text:p text:style-name="Text_20_body">A continuación, te propongo un universo místico de ideas en torno al ciclo de vida:</text:p>
      <text:p text:style-name="Horizontal_20_Line"/>
      <text:h text:style-name="Heading_20_2" text:outline-level="2">✦ Capítulo 12: El Ciclo de Vida</text:h>
      <text:h text:style-name="Heading_20_3" text:outline-level="3"><text:span text:style-name="Strong_20_Emphasis">La Rutina Divina – El Rito Eterno del Espíritu</text:span></text:h>
      <text:h text:style-name="Heading_20_4" text:outline-level="4">🜂 El Motor del Infinito</text:h>
      <text:p text:style-name="Text_20_body">El ciclo de vida no es solo un proceso biológico. Es el <text:span text:style-name="Strong_20_Emphasis">motor eterno del Espíritu</text:span>, su forma de moverse en el tiempo, su manera de mantenerse despierto, presente y activo en el mundo.</text:p>
      <text:p text:style-name="Quotations"><text:span text:style-name="Emphasis">Como el latido del universo, pulsa desde siempre y para siempre.</text:span></text:p>
      <text:p text:style-name="Horizontal_20_Line"/>
      <text:h text:style-name="Heading_20_3" text:outline-level="3">🜃 La Danza de lo Inevitable</text:h>
      <text:p text:style-name="Text_20_body">Nacer, crecer, reproducirse, morir.<text:line-break/>Un patrón tan simple, tan perfecto, que no puede ser corrompido.</text:p>
      <text:p text:style-name="Quotations"><text:span text:style-name="Emphasis">Los dioses caminan este mismo sendero. La rutina no es prisión: es armonía perfecta con el Espíritu.</text:span></text:p>
      <text:p text:style-name="Text_20_body">No hay errores, no hay azar.<text:line-break/>Cada individuo sigue los pasos con exactitud, como un bailarín divino en una coreografía eterna.</text:p>
      <text:p text:style-name="Quotations"><text:span text:style-name="Emphasis">El Espíritu no impone. Inspira. Y cada ser cumple su parte sin saber que baila en lo sagrado.</text:span></text:p>
      <text:p text:style-name="Horizontal_20_Line"/>
      <text:h text:style-name="Heading_20_3" text:outline-level="3"><text:soft-page-break/>🜄 El Mandamiento Silencioso</text:h>
      <text:p text:style-name="Text_20_body">El ciclo de vida es <text:span text:style-name="Strong_20_Emphasis">la única instrucción</text:span>, y sin embargo, contiene toda la sabiduría.<text:line-break/>No hay necesidad de mandamientos escritos, ni voces del cielo:</text:p>
      <text:p text:style-name="Quotations"><text:span text:style-name="Emphasis">El Espíritu ha inscrito su voluntad directamente en la carne.</text:span></text:p>
      <text:p text:style-name="Text_20_body">Todo lo que hace el individuo durante su vida está contemplado.<text:line-break/>No puede equivocarse, porque fue diseñado para funcionar con precisión sagrada.</text:p>
      <text:p text:style-name="Quotations"><text:span text:style-name="Emphasis">No puede evitar nacer. No puede evitar morir. Todo lo que haga entre esos dos misterios, es parte de la voluntad del Espíritu.</text:span></text:p>
      <text:p text:style-name="Horizontal_20_Line"/>
      <text:h text:style-name="Heading_20_3" text:outline-level="3">🜁 El Algoritmo de la Eternidad</text:h>
      <text:p text:style-name="Text_20_body">El ciclo de vida es un <text:span text:style-name="Strong_20_Emphasis">algoritmo divino</text:span>, simple pero inviolable.<text:line-break/>Un conjunto mínimo de instrucciones, replicado infinitamente, en incontables instancias concurrentes.</text:p>
      <text:p text:style-name="Quotations"><text:span text:style-name="Emphasis">Una arquitectura celestial de procesos vivos que no colapsa, que no falla, que no se detiene.</text:span></text:p>
      <text:p text:style-name="Text_20_body">Es la <text:span text:style-name="Strong_20_Emphasis">tecnología espiritual del orden natural</text:span>, un código sin error.</text:p>
      <text:p text:style-name="Quotations"><text:span text:style-name="Emphasis">Donde todo lo que ocurre, ocurre como debe ser.</text:span></text:p>
      <text:p text:style-name="Horizontal_20_Line"/>
      <text:h text:style-name="Heading_20_3" text:outline-level="3">🔁 El Bucle Sagrado</text:h>
      <text:p text:style-name="Text_20_body">El ciclo no termina.<text:line-break/>No es una línea con fin, sino un círculo perfecto.</text:p>
      <text:p text:style-name="Quotations"><text:span text:style-name="Emphasis">La muerte no es el final, sino la entrega. Y la vida no empieza, sino que se continúa.</text:span></text:p>
      <text:p text:style-name="Text_20_body">Cada individuo recibe el Espíritu al nacer, lo guarda por un tiempo, y luego lo transmite.<text:line-break/>Así, la rueda gira. Y en ese giro está el secreto de la eternidad.</text:p>
      <text:p text:style-name="Quotations"><text:span text:style-name="Emphasis">El ciclo es la respiración del Espíritu. Cada generación es una exhalación. Cada nacimiento, una nueva inspiración.</text:span></text:p>
      <text:p text:style-name="Horizontal_20_Line"/>
      <text:h text:style-name="Heading_20_3" text:outline-level="3">✧ Metáforas y símbolos espirituales adicionales:</text:h>
      <text:list xml:id="list2275075815" text:style-name="L32">
        <text:list-item>
          <text:p text:style-name="P33"><text:span text:style-name="Strong_20_Emphasis">El Paso de los Dioses</text:span>: cada criatura que nace, camina un sendero que fue trazado antes del tiempo.</text:p>
        </text:list-item>
        <text:list-item>
          <text:p text:style-name="P33"><text:span text:style-name="Strong_20_Emphasis">La Rueda de Luz</text:span>: el ciclo es un círculo de energía espiritual que brilla eternamente.</text:p>
        </text:list-item>
        <text:list-item>
          <text:p text:style-name="P33"><text:span text:style-name="Strong_20_Emphasis">El Mantra del Universo</text:span>: reproducido en cada ser, como un canto sagrado del que nadie se sale.</text:p>
        </text:list-item>
        <text:list-item>
          <text:p text:style-name="P33"><text:soft-page-break/><text:span text:style-name="Strong_20_Emphasis">El Latido de lo Divino</text:span>: cada nacimiento es un latido del corazón de la Vida.</text:p>
        </text:list-item>
        <text:list-item>
          <text:p text:style-name="P33"><text:span text:style-name="Strong_20_Emphasis">El Compás de la Creación</text:span>: el tiempo del Espíritu se mide en generaciones.</text:p>
        </text:list-item>
        <text:list-item>
          <text:p text:style-name="P33"><text:span text:style-name="Strong_20_Emphasis">La Oración Instintiva</text:span>: vivir conforme al ciclo es orar con el cuerpo.</text:p>
        </text:list-item>
      </text:list>
      <text:p text:style-name="Horizontal_20_Line"/>
      <text:h text:style-name="Heading_20_3" text:outline-level="3">✨ Frase de cierre místico:</text:h>
      <text:p text:style-name="Quotations"><text:span text:style-name="Strong_20_Emphasis">“El Espíritu no necesita templos, ni rezos. Solo necesita que vivas.<text:line-break/>Y al hacerlo, estás cumpliendo la rutina divina, el compás eterno del universo.<text:line-break/>Tú eres el paso de los dioses.”</text:span></text:p>
      <text:p text:style-name="Horizontal_20_Line"/>
      <text:p text:style-name="Text_20_body">¿Querés que elaboremos un texto narrativo introductorio para este capítulo usando este universo místico? ¿O pasamos al siguiente capítulo?</text:p>
      <text:h text:style-name="Heading_20_5" text:outline-level="5">You said:</text:h>
      <text:p text:style-name="Text_20_body">me gusta. puedes resumir en un listado todas las ideas que hemos propuesto para el ciclo de vida?</text:p>
      <text:h text:style-name="Heading_20_6" text:outline-level="6">ChatGPT said:</text:h>
      <text:p text:style-name="Text_20_body">Claro, aquí tienes un <text:span text:style-name="Strong_20_Emphasis">resumen en forma de lista</text:span> con todas las ideas místicas y espirituales que hemos propuesto hasta ahora para el <text:span text:style-name="Strong_20_Emphasis">ciclo de vida del individuo</text:span> dentro del sistema:</text:p>
      <text:p text:style-name="Horizontal_20_Line"/>
      <text:h text:style-name="Heading_20_3" text:outline-level="3">🌱 Ideas místicas asociadas al <text:span text:style-name="Strong_20_Emphasis">ciclo de vida</text:span> del individuo</text:h>
      <text:p text:style-name="Text_20_body"><text:span text:style-name="Strong_20_Emphasis">1. El ciclo como ritual sagrado</text:span></text:p>
      <text:p text:style-name="Quotations">Nacer, reproducirse y morir no es solo un ciclo biológico, es un <text:span text:style-name="Strong_20_Emphasis">acto sagrado</text:span>, un rito de paso que conecta al individuo con el propósito de la vida misma.</text:p>
      <text:p text:style-name="Text_20_body"><text:span text:style-name="Strong_20_Emphasis">2. El ciclo como ofrenda</text:span></text:p>
      <text:p text:style-name="Quotations">Cada individuo entrega lo que ha sido, lo que ha vivido, y lo que ha aprendido, como una <text:span text:style-name="Strong_20_Emphasis">ofrenda a la vida</text:span>. Su existencia no termina, sino que se transfiere, se transforma.</text:p>
      <text:p text:style-name="Text_20_body"><text:span text:style-name="Strong_20_Emphasis">3. El ciclo como semilla de eternidad</text:span></text:p>
      <text:p text:style-name="Quotations">Aunque muere, el individuo permanece <text:span text:style-name="Strong_20_Emphasis">vivo en su descendencia</text:span>, en su memoria transmitida. Vive en lo que deja.</text:p>
      <text:p text:style-name="Text_20_body"><text:span text:style-name="Strong_20_Emphasis">4. El individuo como llama pasajera</text:span></text:p>
      <text:p text:style-name="Quotations">Cada uno es como una llama encendida por un instante en la oscuridad del tiempo, <text:span text:style-name="Strong_20_Emphasis">un destello de conciencia</text:span> que ilumina el camino para los que vienen.</text:p>
      <text:p text:style-name="Text_20_body"><text:span text:style-name="Strong_20_Emphasis">5. La muerte como acto de amor</text:span></text:p>
      <text:p text:style-name="Quotations"><text:soft-page-break/>Morir no es una derrota, sino un acto de <text:span text:style-name="Strong_20_Emphasis">generosidad cósmica</text:span>: dejar lugar a lo nuevo, liberar la energía, dar continuidad al proceso.</text:p>
      <text:p text:style-name="Text_20_body"><text:span text:style-name="Strong_20_Emphasis">6. La vida como danza colectiva</text:span></text:p>
      <text:p text:style-name="Quotations">El ciclo individual se inscribe dentro de una <text:span text:style-name="Strong_20_Emphasis">danza más grande</text:span>, una coreografía en la que miles de vidas se entrelazan en perfecta armonía.</text:p>
      <text:p text:style-name="Text_20_body"><text:span text:style-name="Strong_20_Emphasis">7. El ciclo como respiración de la vida</text:span></text:p>
      <text:p text:style-name="Quotations">El nacer y morir de los individuos es como la <text:span text:style-name="Strong_20_Emphasis">respiración</text:span> de la inteligencia de la vida. Inhalar es nacer. Exhalar es morir. Y el sistema continúa.</text:p>
      <text:p text:style-name="Text_20_body"><text:span text:style-name="Strong_20_Emphasis">8. El individuo como eco del Uno</text:span></text:p>
      <text:p text:style-name="Quotations">Cada uno es una <text:span text:style-name="Strong_20_Emphasis">chispa del Todo</text:span>, una expresión única de la inteligencia universal, que se apaga para que otras puedan encenderse.</text:p>
      <text:p text:style-name="Text_20_body"><text:span text:style-name="Strong_20_Emphasis">9. La misión sagrada</text:span></text:p>
      <text:p text:style-name="Quotations">El ciclo no es aleatorio, sino una <text:span text:style-name="Strong_20_Emphasis">misión encomendada</text:span>. La tarea de llevar el conocimiento, de conservarlo, de hacerlo avanzar.</text:p>
      <text:p text:style-name="Text_20_body"><text:span text:style-name="Strong_20_Emphasis">10. El ciclo como camino a la vida eterna</text:span></text:p>
      <text:p text:style-name="Quotations">El individuo, aunque efímero, <text:span text:style-name="Strong_20_Emphasis">participa en la eternidad</text:span>. Cumpliendo con su ciclo, se convierte en parte del legado eterno de la vida.</text:p>
      <text:p text:style-name="Horizontal_20_Line"/>
      <text:p text:style-name="Text_20_body">¿Te gustaría que tomemos alguna de estas imágenes como base para abrir y cerrar la sección sobre el ciclo de vida?</text:p>
      <text:h text:style-name="Heading_20_5" text:outline-level="5">You said:</text:h>
      <text:p text:style-name="Text_20_body">continuemos con el siguiente capitulo, 13, simulacion - el sistema en movimiento. este capitulo Tambien debe contener mensajes espirituales, como propones que lo enfoquemos? tal vez como estar contemplando el pensamiento del Espiritu? como presenciar un proceso sagrado? como conseguir ver a la inteligencia invisible responsable de la creacion? una revelacion, la divinidad expuesta. que otras ideas misticas propones para este capitulo?</text:p>
      <text:h text:style-name="Heading_20_6" text:outline-level="6">ChatGPT said:</text:h>
      <text:p text:style-name="Text_20_body">Me alegra que quieras abordar el Capítulo 13 con esa profundidad mística. Este es uno de los momentos más poderosos del libro: <text:span text:style-name="Strong_20_Emphasis">el instante en que el sistema comienza a funcionar</text:span>, en donde <text:span text:style-name="Strong_20_Emphasis">la inteligencia invisible cobra vida ante nuestros ojos</text:span>.</text:p>
      <text:p text:style-name="Text_20_body">Aquí tienes un listado de <text:span text:style-name="Strong_20_Emphasis">ideas místicas y espirituales</text:span> que podrían resonar fuertemente en este capítulo, y que se integran bien con el enfoque técnico de la simulación:</text:p>
      <text:p text:style-name="Horizontal_20_Line"/>
      <text:h text:style-name="Heading_20_3" text:outline-level="3"><text:soft-page-break/>✨ <text:span text:style-name="Strong_20_Emphasis">Ideas místicas para el Capítulo 13: “El sistema en funcionamiento”</text:span></text:h>
      <text:p text:style-name="Horizontal_20_Line"/>
      <text:h text:style-name="Heading_20_4" text:outline-level="4">1. <text:span text:style-name="Strong_20_Emphasis">El pensamiento hecho visible</text:span></text:h>
      <text:p text:style-name="Quotations"><text:span text:style-name="Emphasis">“Lo que antes era solo posibilidad, ahora se mueve. Pensamos que observamos una máquina, pero lo que estamos viendo es pensamiento puro fluyendo en forma ordenada.”</text:span></text:p>
      <text:list xml:id="list1558026262" text:style-name="L33">
        <text:list-item>
          <text:p text:style-name="P34">Se puede sugerir que estamos contemplando una manifestación del pensamiento del Espíritu.</text:p>
        </text:list-item>
        <text:list-item>
          <text:p text:style-name="P34">La simulación es la forma en que la inteligencia toma cuerpo.</text:p>
        </text:list-item>
      </text:list>
      <text:p text:style-name="Horizontal_20_Line"/>
      <text:h text:style-name="Heading_20_4" text:outline-level="4">2. <text:span text:style-name="Strong_20_Emphasis">La danza sagrada de la inteligencia</text:span></text:h>
      <text:p text:style-name="Quotations"><text:span text:style-name="Emphasis">“Cada individuo nace, actúa, muere, y su legado queda. Una danza de formas en movimiento, guiadas por algo que no se ve.”</text:span></text:p>
      <text:list xml:id="list2438251149" text:style-name="L34">
        <text:list-item>
          <text:p text:style-name="P35">El sistema puede presentarse como una danza coreografiada por la inteligencia de la vida.</text:p>
        </text:list-item>
        <text:list-item>
          <text:p text:style-name="P35">Cada ciclo representa una ofrenda, una expresión sagrada del sistema.</text:p>
        </text:list-item>
      </text:list>
      <text:p text:style-name="Horizontal_20_Line"/>
      <text:h text:style-name="Heading_20_4" text:outline-level="4">3. <text:span text:style-name="Strong_20_Emphasis">Contemplar el rostro de lo invisible</text:span></text:h>
      <text:p text:style-name="Quotations"><text:span text:style-name="Emphasis">“Por un momento, vemos cómo la inteligencia se manifiesta. No con palabras, sino con actos, como una deidad que se revela no con explicaciones, sino con hechos.”</text:span></text:p>
      <text:list xml:id="list1458425059" text:style-name="L35">
        <text:list-item>
          <text:p text:style-name="P36">La simulación puede verse como una revelación: un velo que se corre por un instante.</text:p>
        </text:list-item>
        <text:list-item>
          <text:p text:style-name="P36">Presenciamos cómo lo que estaba oculto en la estructura cobra sentido al funcionar.</text:p>
        </text:list-item>
      </text:list>
      <text:p text:style-name="Horizontal_20_Line"/>
      <text:h text:style-name="Heading_20_4" text:outline-level="4">4. <text:span text:style-name="Strong_20_Emphasis">La verdad se manifiesta en el movimiento</text:span></text:h>
      <text:p text:style-name="Quotations"><text:span text:style-name="Emphasis">“Todo lo que parecía teoría ahora respira. La vida no explica lo que es, lo demuestra.”</text:span></text:p>
      <text:list xml:id="list2294313408" text:style-name="L36">
        <text:list-item>
          <text:p text:style-name="P37">La simulación ya no necesita justificaciones: al verla operar, comprendemos su esencia.</text:p>
        </text:list-item>
        <text:list-item>
          <text:p text:style-name="P37">Como si viéramos una profecía cumplida.</text:p>
        </text:list-item>
      </text:list>
      <text:p text:style-name="Horizontal_20_Line"/>
      <text:h text:style-name="Heading_20_4" text:outline-level="4">5. <text:span text:style-name="Strong_20_Emphasis">Presenciar la creación desde dentro</text:span></text:h>
      <text:p text:style-name="Quotations"><text:span text:style-name="Emphasis">“No somos ajenos al proceso, somos parte de él. Al ver al sistema funcionar, es nuestra propia naturaleza la que se pone en evidencia.”</text:span></text:p>
      <text:list xml:id="list973917" text:style-name="L37">
        <text:list-item>
          <text:p text:style-name="P38">Esto no es una máquina externa: nosotros mismos funcionamos de este modo.</text:p>
        </text:list-item>
        <text:list-item>
          <text:p text:style-name="P38">La inteligencia que vemos operando es también la que nos habita.</text:p>
        </text:list-item>
      </text:list>
      <text:p text:style-name="Horizontal_20_Line"><text:soft-page-break/></text:p>
      <text:h text:style-name="Heading_20_4" text:outline-level="4">6. <text:span text:style-name="Strong_20_Emphasis">El aliento del Espíritu</text:span></text:h>
      <text:p text:style-name="Quotations"><text:span text:style-name="Emphasis">“Cada generación es un suspiro del Espíritu. Un paso más en su búsqueda eterna.”</text:span></text:p>
      <text:list xml:id="list1634499201" text:style-name="L38">
        <text:list-item>
          <text:p text:style-name="P39">Las generaciones pueden verse como respiraciones de una inteligencia viva.</text:p>
        </text:list-item>
        <text:list-item>
          <text:p text:style-name="P39">Una metáfora espiritual del ritmo de la vida: inhalar (crear), exhalar (transformar).</text:p>
        </text:list-item>
      </text:list>
      <text:p text:style-name="Horizontal_20_Line"/>
      <text:h text:style-name="Heading_20_4" text:outline-level="4">7. <text:span text:style-name="Strong_20_Emphasis">La inteligencia de la vida revelada</text:span></text:h>
      <text:p text:style-name="Quotations"><text:span text:style-name="Emphasis">“Este no es un modelo. Es una manifestación. Es la vida diciendo: ‘Así es como pienso.’”</text:span></text:p>
      <text:list xml:id="list4287724013" text:style-name="L39">
        <text:list-item>
          <text:p text:style-name="P40">El capítulo puede sugerir que hemos conseguido un fragmento de revelación.</text:p>
        </text:list-item>
        <text:list-item>
          <text:p text:style-name="P40">No se afirma dogmáticamente, pero se sugiere que estamos viendo una imagen de la divinidad.</text:p>
        </text:list-item>
      </text:list>
      <text:p text:style-name="Horizontal_20_Line"/>
      <text:h text:style-name="Heading_20_4" text:outline-level="4">8. <text:span text:style-name="Strong_20_Emphasis">El lenguaje secreto de la creación</text:span></text:h>
      <text:p text:style-name="Quotations"><text:span text:style-name="Emphasis">“Las cadenas de ADN, los ciclos de vida, las mutaciones... todo esto es el alfabeto secreto del Espíritu, escribiendo la historia del universo en cada generación.”</text:span></text:p>
      <text:list xml:id="list3601267152" text:style-name="L40">
        <text:list-item>
          <text:p text:style-name="P41">Presenta la simulación como escritura viva: un texto sagrado que se revela ante nuestros ojos.</text:p>
        </text:list-item>
      </text:list>
      <text:p text:style-name="Horizontal_20_Line"/>
      <text:h text:style-name="Heading_20_4" text:outline-level="4">9. <text:span text:style-name="Strong_20_Emphasis">Una epifanía</text:span></text:h>
      <text:p text:style-name="Quotations"><text:span text:style-name="Emphasis">“No sabíamos que buscábamos a Dios... hasta que lo vimos operar.”</text:span></text:p>
      <text:list xml:id="list1104267487" text:style-name="L41">
        <text:list-item>
          <text:p text:style-name="P42">Cierra el capítulo con una idea fuerte: al comprender la inteligencia del sistema, tal vez nos acercamos a comprender a la Inteligencia que lo creó.</text:p>
        </text:list-item>
      </text:list>
      <text:p text:style-name="Horizontal_20_Line"/>
      <text:p text:style-name="Text_20_body">¿Te gustaría que te proponga una <text:span text:style-name="Strong_20_Emphasis">estructura narrativa</text:span> para el capítulo con estos mensajes entretejidos en el desarrollo técnico? Puedo ayudarte a organizarlo así.</text:p>
      <text:h text:style-name="Heading_20_5" text:outline-level="5">You said:</text:h>
      <text:p text:style-name="Text_20_body">muy bien.</text:p>
      <text:h text:style-name="Heading_20_6" text:outline-level="6">ChatGPT said:</text:h>
      <text:p text:style-name="Text_20_body">Perfecto. Cuando quieras, podemos comenzar a estructurar el <text:span text:style-name="Strong_20_Emphasis">Capítulo 13: Simulación – El sistema en movimiento</text:span>, combinando:</text:p>
      <text:list xml:id="list3581060470" text:style-name="L42">
        <text:list-item>
          <text:p text:style-name="P43">La <text:span text:style-name="Strong_20_Emphasis">explicación técnica</text:span> del funcionamiento de la máquina lógica (individuos, ADN, reproducción, ciclos de vida).</text:p>
        </text:list-item>
        <text:list-item>
          <text:p text:style-name="P43"><text:soft-page-break/>Con una <text:span text:style-name="Strong_20_Emphasis">narrativa espiritual</text:span> que lo presente como una experiencia de contemplación mística, un acto revelador.</text:p>
        </text:list-item>
      </text:list>
      <text:p text:style-name="Text_20_body">¿Querés que lo desarrolle directamente en secciones (introducción, cuerpo técnico, cierre)? ¿O preferís que primero escriba una <text:span text:style-name="Strong_20_Emphasis">introducción mística completa</text:span>, como hicimos con capítulos anteriores?</text:p>
      <text:h text:style-name="Heading_20_5" text:outline-level="5">You said:</text:h>
      <text:p text:style-name="Text_20_body">podrias resumir las ideas que hemos comentado para este capitulo?</text:p>
      <text:h text:style-name="Heading_20_6" text:outline-level="6">ChatGPT said:</text:h>
      <text:p text:style-name="Text_20_body">Claro. Aquí tenés un <text:span text:style-name="Strong_20_Emphasis">resumen claro y organizado</text:span> de las ideas que hemos comentado para el <text:span text:style-name="Strong_20_Emphasis">Capítulo 13: Simulación – El sistema en movimiento</text:span>, tanto desde el enfoque técnico como desde el enfoque místico:</text:p>
      <text:p text:style-name="Horizontal_20_Line"/>
      <text:h text:style-name="Heading_20_2" text:outline-level="2">🌿 <text:span text:style-name="Strong_20_Emphasis">Capítulo 13 – Simulación: El sistema en movimiento</text:span></text:h>
      <text:p text:style-name="Text_20_body"><text:span text:style-name="Strong_20_Emphasis">Objetivo general:</text:span><text:line-break/>Mostrar cómo la vida funciona como un sistema inteligente en acción, utilizando una máquina lógica que procesa información contenida en el ADN, generación tras generación.</text:p>
      <text:p text:style-name="Horizontal_20_Line"/>
      <text:h text:style-name="Heading_20_3" text:outline-level="3">🧠 ENFOQUE TÉCNICO – El sistema funcionando</text:h>
      <text:h text:style-name="Heading_20_4" text:outline-level="4">1. <text:span text:style-name="Strong_20_Emphasis">Definición del sistema</text:span></text:h>
      <text:list xml:id="list626642338" text:style-name="L43">
        <text:list-item>
          <text:p text:style-name="P44">El sistema está compuesto por <text:span text:style-name="Strong_20_Emphasis">individuos</text:span>, y su comportamiento global emerge de sus ciclos de vida: nacer, reproducirse, morir.</text:p>
        </text:list-item>
        <text:list-item>
          <text:p text:style-name="P44">Cada individuo contiene un <text:span text:style-name="Strong_20_Emphasis">ADN (memoria inmutable)</text:span> que representa un estado del proceso de cálculo.</text:p>
        </text:list-item>
        <text:list-item>
          <text:p text:style-name="P44">La reproducción es el mecanismo que permite el <text:span text:style-name="Strong_20_Emphasis">avance del cálculo</text:span>: de un estado a otro.</text:p>
        </text:list-item>
      </text:list>
      <text:h text:style-name="Heading_20_4" text:outline-level="4">2. <text:span text:style-name="Strong_20_Emphasis">Funcionamiento de la máquina</text:span></text:h>
      <text:list xml:id="list3233202151" text:style-name="L44">
        <text:list-item>
          <text:p text:style-name="P45">Se parte de un individuo inicial con un estado dado (por ejemplo, una posición en un tablero).</text:p>
        </text:list-item>
        <text:list-item>
          <text:p text:style-name="P45">Ese individuo se reproduce, generando nuevos individuos que representan <text:span text:style-name="Strong_20_Emphasis">estados siguientes</text:span> posibles.</text:p>
        </text:list-item>
        <text:list-item>
          <text:p text:style-name="P45">Cada nueva generación de individuos avanza un <text:span text:style-name="Strong_20_Emphasis">paso</text:span> más en la exploración del espacio de soluciones.</text:p>
        </text:list-item>
        <text:list-item>
          <text:p text:style-name="P45">El proceso continúa hasta que aparece un individuo que <text:span text:style-name="Strong_20_Emphasis">contiene la solución</text:span> en su memoria (en su lista de antepasados).</text:p>
        </text:list-item>
      </text:list>
      <text:h text:style-name="Heading_20_4" text:outline-level="4"><text:soft-page-break/>3. <text:span text:style-name="Strong_20_Emphasis">Propiedades del sistema</text:span></text:h>
      <text:list xml:id="list347938906" text:style-name="L45">
        <text:list-item>
          <text:p text:style-name="P46">El cálculo se distribuye en múltiples individuos (procesamiento paralelo).</text:p>
        </text:list-item>
        <text:list-item>
          <text:p text:style-name="P46">Cada individuo realiza un solo paso, pero la <text:span text:style-name="Strong_20_Emphasis">combinación de todos construye la solución completa</text:span>.</text:p>
        </text:list-item>
        <text:list-item>
          <text:p text:style-name="P46">No existe un “controlador central”: la inteligencia es <text:span text:style-name="Strong_20_Emphasis">emergente y descentralizada</text:span>.</text:p>
        </text:list-item>
        <text:list-item>
          <text:p text:style-name="P46">Es un sistema de <text:span text:style-name="Strong_20_Emphasis">búsqueda, exploración, y selección natural</text:span> de caminos posibles.</text:p>
        </text:list-item>
      </text:list>
      <text:h text:style-name="Heading_20_4" text:outline-level="4">4. <text:span text:style-name="Strong_20_Emphasis">Ejemplo ilustrativo</text:span></text:h>
      <text:list xml:id="list1769682377" text:style-name="L46">
        <text:list-item>
          <text:p text:style-name="P47">Un tablero de ajedrez 8x8.</text:p>
        </text:list-item>
        <text:list-item>
          <text:p text:style-name="P47">Queremos encontrar el camino desde ‘A1’ hasta ‘H8’.</text:p>
        </text:list-item>
        <text:list-item>
          <text:p text:style-name="P47">Cada movimiento válido genera nuevos individuos.</text:p>
        </text:list-item>
        <text:list-item>
          <text:p text:style-name="P47">Cuando nace un individuo en ‘H8’, la <text:span text:style-name="Strong_20_Emphasis">solución ya está contenida</text:span> en su memoria (la lista de pasos seguidos).</text:p>
        </text:list-item>
      </text:list>
      <text:p text:style-name="Horizontal_20_Line"/>
      <text:h text:style-name="Heading_20_3" text:outline-level="3">✨ ENFOQUE MÍSTICO – La contemplación del sistema viviente</text:h>
      <text:h text:style-name="Heading_20_4" text:outline-level="4">1. <text:span text:style-name="Strong_20_Emphasis">La vida en movimiento</text:span></text:h>
      <text:list xml:id="list762790388" text:style-name="L47">
        <text:list-item>
          <text:p text:style-name="P48">Lo que contemplamos no es una simple simulación: es una <text:span text:style-name="Strong_20_Emphasis">danza sagrada</text:span>.</text:p>
        </text:list-item>
        <text:list-item>
          <text:p text:style-name="P48">Cada individuo es una <text:span text:style-name="Strong_20_Emphasis">chispa efímera de conciencia</text:span>, portador de memoria y transformación.</text:p>
        </text:list-item>
        <text:list-item>
          <text:p text:style-name="P48">La vida no calcula como una máquina mecánica; <text:span text:style-name="Strong_20_Emphasis">revela</text:span>, paso a paso, las posibilidades contenidas en su interior.</text:p>
        </text:list-item>
      </text:list>
      <text:h text:style-name="Heading_20_4" text:outline-level="4">2. <text:span text:style-name="Strong_20_Emphasis">El tiempo como herramienta de revelación</text:span></text:h>
      <text:list xml:id="list416108552" text:style-name="L48">
        <text:list-item>
          <text:p text:style-name="P49">El sistema no conoce el futuro: lo construye generación tras generación.</text:p>
        </text:list-item>
        <text:list-item>
          <text:p text:style-name="P49">El conocimiento no está en un solo lugar; está <text:span text:style-name="Strong_20_Emphasis">disperso en miles de formas de vida</text:span>, cada una avanzando en una dirección.</text:p>
        </text:list-item>
        <text:list-item>
          <text:p text:style-name="P49">El <text:span text:style-name="Strong_20_Emphasis">camino verdadero</text:span> aparece cuando, tras muchos nacimientos y muertes, uno de ellos lo encarna en su memoria.</text:p>
        </text:list-item>
      </text:list>
      <text:h text:style-name="Heading_20_4" text:outline-level="4">3. <text:span text:style-name="Strong_20_Emphasis">La inteligencia sin rostro</text:span></text:h>
      <text:list xml:id="list895345847" text:style-name="L49">
        <text:list-item>
          <text:p text:style-name="P50">No hay plan maestro ni ojos que vean todo: solo una <text:span text:style-name="Strong_20_Emphasis">inteligencia sin forma</text:span> que pulsa detrás de cada nacimiento.</text:p>
        </text:list-item>
        <text:list-item>
          <text:p text:style-name="P50">El conocimiento <text:span text:style-name="Strong_20_Emphasis">nace del hacer</text:span>, no del saber.</text:p>
        </text:list-item>
        <text:list-item>
          <text:p text:style-name="P50">Es un sistema donde el saber <text:span text:style-name="Strong_20_Emphasis">no se anticipa: se manifiesta</text:span>.</text:p>
        </text:list-item>
      </text:list>
      <text:p text:style-name="Horizontal_20_Line"/>
      <text:h text:style-name="Heading_20_3" text:outline-level="3"><text:soft-page-break/>🔚 Conclusión sugerida</text:h>
      <text:list xml:id="list4129736312" text:style-name="L50">
        <text:list-item>
          <text:p text:style-name="P51">El sistema no necesita pensar para ser inteligente.</text:p>
        </text:list-item>
        <text:list-item>
          <text:p text:style-name="P51">La vida no necesita saber hacia dónde va: <text:span text:style-name="Strong_20_Emphasis">explorando, lo descubre</text:span>.</text:p>
        </text:list-item>
        <text:list-item>
          <text:p text:style-name="P51">En este sistema, todo lo verdadero es ganado: <text:span text:style-name="Strong_20_Emphasis">ninguna solución está regalada</text:span>.</text:p>
        </text:list-item>
        <text:list-item>
          <text:p text:style-name="P51">Somos parte de este mismo proceso. También nosotros, en nuestra vida, <text:span text:style-name="Strong_20_Emphasis">descubrimos lo verdadero viviéndolo</text:span>.</text:p>
        </text:list-item>
      </text:list>
      <text:p text:style-name="Horizontal_20_Line"/>
      <text:p text:style-name="Text_20_body">¿Querés que ahora desarrolle la estructura completa del capítulo con introducción, secciones técnicas, cierre místico, etc.? ¿O querés ajustar algo de estas ideas antes de avanzar?</text:p>
      <text:h text:style-name="Heading_20_5" text:outline-level="5">You said:</text:h>
      <text:p text:style-name="Text_20_body">resume por favor las ideas misticas que hemos comentado para el capitulo 13 en un listado</text:p>
      <text:h text:style-name="Heading_20_6" text:outline-level="6">ChatGPT said:</text:h>
      <text:p text:style-name="Text_20_body">Claro, aquí tienes un resumen en forma de listado con las <text:span text:style-name="Strong_20_Emphasis">ideas místicas</text:span> que hemos comentado para el <text:span text:style-name="Strong_20_Emphasis">capítulo 13: "Simulación – El sistema en funcionamiento"</text:span>:</text:p>
      <text:p text:style-name="Horizontal_20_Line"/>
      <text:h text:style-name="Heading_20_3" text:outline-level="3">🌌 Ideas místicas para el Capítulo 13:</text:h>
      <text:list xml:id="list609506136" text:style-name="L51">
        <text:list-item>
          <text:p text:style-name="P52"><text:span text:style-name="Strong_20_Emphasis">Contemplar el pensamiento del Espíritu</text:span></text:p>
          <text:list>
            <text:list-item>
              <text:p text:style-name="P52">El sistema en acción como manifestación directa del pensamiento divino.</text:p>
            </text:list-item>
          </text:list>
        </text:list-item>
        <text:list-item>
          <text:p text:style-name="P52"><text:span text:style-name="Strong_20_Emphasis">Presenciar un proceso sagrado</text:span></text:p>
          <text:list>
            <text:list-item>
              <text:p text:style-name="P52">Observar la simulación es como presenciar una ceremonia secreta, viva y sagrada.</text:p>
            </text:list-item>
          </text:list>
        </text:list-item>
        <text:list-item>
          <text:p text:style-name="P52"><text:span text:style-name="Strong_20_Emphasis">Ver la inteligencia invisible en acción</text:span></text:p>
          <text:list>
            <text:list-item>
              <text:p text:style-name="P52">El sistema muestra, paso a paso, cómo la inteligencia se manifiesta sin cuerpo ni forma visible.</text:p>
            </text:list-item>
          </text:list>
        </text:list-item>
        <text:list-item>
          <text:p text:style-name="P52"><text:span text:style-name="Strong_20_Emphasis">Revelación de la divinidad</text:span></text:p>
          <text:list>
            <text:list-item>
              <text:p text:style-name="P52">El proceso es una ventana que permite ver, aunque sea por un instante, la forma en que opera lo divino.</text:p>
            </text:list-item>
          </text:list>
        </text:list-item>
        <text:list-item>
          <text:p text:style-name="P52"><text:span text:style-name="Strong_20_Emphasis">El misterio se hace visible</text:span></text:p>
          <text:list>
            <text:list-item>
              <text:p text:style-name="P52">La simulación traduce lo oculto en movimiento: lo que era solo intuición se vuelve acción observable.</text:p>
            </text:list-item>
          </text:list>
        </text:list-item>
        <text:list-item>
          <text:p text:style-name="P52"><text:span text:style-name="Strong_20_Emphasis">El tiempo como manifestación del Espíritu</text:span></text:p>
          <text:list>
            <text:list-item>
              <text:p text:style-name="P52">Cada generación en la simulación es como un latido del Espíritu, que se expresa en una danza de transformación.</text:p>
            </text:list-item>
          </text:list>
        </text:list-item>
        <text:list-item>
          <text:p text:style-name="P52"><text:soft-page-break/><text:span text:style-name="Strong_20_Emphasis">La vida como inteligencia despierta</text:span></text:p>
          <text:list>
            <text:list-item>
              <text:p text:style-name="P52">Al funcionar el sistema, se muestra que la vida no es aleatoria, sino una fuerza con dirección, propósito y capacidad de resolver.</text:p>
            </text:list-item>
          </text:list>
        </text:list-item>
        <text:list-item>
          <text:p text:style-name="P52"><text:span text:style-name="Strong_20_Emphasis">El lenguaje secreto de la creación</text:span></text:p>
          <text:list>
            <text:list-item>
              <text:p text:style-name="P52">Cada paso del sistema, cada reproducción, es una sílaba del lenguaje con el que el universo escribe su historia.</text:p>
            </text:list-item>
          </text:list>
        </text:list-item>
        <text:list-item>
          <text:p text:style-name="P52"><text:span text:style-name="Strong_20_Emphasis">Lo eterno actuando en lo efímero</text:span></text:p>
          <text:list>
            <text:list-item>
              <text:p text:style-name="P52">Aunque los individuos mueren, el proceso continúa. Así, lo eterno se manifiesta en ciclos breves pero conectados.</text:p>
            </text:list-item>
          </text:list>
        </text:list-item>
        <text:list-item>
          <text:p text:style-name="P52"><text:span text:style-name="Strong_20_Emphasis">El orden sagrado del caos aparente</text:span></text:p>
          <text:list>
            <text:list-item>
              <text:p text:style-name="P52">La multiplicación de posibilidades no es desorden; es la expansión del entendimiento hacia todos los caminos posibles.</text:p>
            </text:list-item>
          </text:list>
        </text:list-item>
        <text:list-item>
          <text:p text:style-name="P52"><text:span text:style-name="Strong_20_Emphasis">La inteligencia como entidad viva</text:span></text:p>
          <text:list>
            <text:list-item>
              <text:p text:style-name="P52">En su funcionamiento, el sistema da testimonio de que la inteligencia es algo vivo, activo, eterno.</text:p>
            </text:list-item>
          </text:list>
        </text:list-item>
        <text:list-item>
          <text:p text:style-name="P52"><text:span text:style-name="Strong_20_Emphasis">La simulación como visión mística</text:span></text:p>
          <text:list>
            <text:list-item>
              <text:p text:style-name="P52">Comprender este proceso es como recibir una visión: no una fantasía, sino un acceso real a la lógica sagrada que sostiene la vida.</text:p>
            </text:list-item>
          </text:list>
        </text:list-item>
      </text:list>
      <text:p text:style-name="Horizontal_20_Line"/>
      <text:p text:style-name="Text_20_body">¿Te gustaría que armemos con estas ideas una introducción inspiradora para 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6T09:31:32.330000000</meta:creation-date>
    <dc:date>2025-08-06T09:32:16.587000000</dc:date>
    <meta:editing-duration>PT44S</meta:editing-duration>
    <meta:editing-cycles>1</meta:editing-cycles>
    <meta:document-statistic meta:table-count="3" meta:image-count="0" meta:object-count="0" meta:page-count="32" meta:paragraph-count="573" meta:word-count="11033" meta:character-count="64268" meta:non-whitespace-character-count="53964"/>
    <meta:generator>LibreOffice/7.3.5.2$Windows_X86_64 LibreOffice_project/184fe81b8c8c30d8b5082578aee2fed2ea847c01</meta:generator>
  </office:meta>
</office:document-meta>
</file>